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0.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10000200000000B0000000B03FDAC167BEFF00F2.png" manifest:media-type="image/png"/>
  <manifest:file-entry manifest:full-path="Pictures/TablePreview8.svm" manifest:media-type=""/>
  <manifest:file-entry manifest:full-path="Pictures/TablePreview11.svm" manifest:media-type=""/>
  <manifest:file-entry manifest:full-path="Pictures/TablePreview21.svm" manifest:media-type=""/>
  <manifest:file-entry manifest:full-path="Pictures/TablePreview19.svm" manifest:media-type=""/>
  <manifest:file-entry manifest:full-path="Pictures/TablePreview1.svm" manifest:media-type=""/>
  <manifest:file-entry manifest:full-path="Pictures/TablePreview22.svm" manifest:media-type=""/>
  <manifest:file-entry manifest:full-path="Pictures/TablePreview2.svm" manifest:media-type=""/>
  <manifest:file-entry manifest:full-path="Pictures/TablePreview23.svm" manifest:media-type=""/>
  <manifest:file-entry manifest:full-path="Pictures/TablePreview3.svm" manifest:media-type=""/>
  <manifest:file-entry manifest:full-path="Pictures/TablePreview24.svm" manifest:media-type=""/>
  <manifest:file-entry manifest:full-path="Pictures/TablePreview4.svm" manifest:media-type=""/>
  <manifest:file-entry manifest:full-path="Pictures/TablePreview25.svm" manifest:media-type=""/>
  <manifest:file-entry manifest:full-path="Pictures/TablePreview5.svm" manifest:media-type=""/>
  <manifest:file-entry manifest:full-path="Pictures/TablePreview6.svm" manifest:media-type=""/>
  <manifest:file-entry manifest:full-path="Pictures/100000000000024F000001E0911C1AE37F73BA94.jpg" manifest:media-type="image/jpeg"/>
  <manifest:file-entry manifest:full-path="Pictures/TablePreview7.svm" manifest:media-type=""/>
  <manifest:file-entry manifest:full-path="Pictures/TablePreview10.svm" manifest:media-type=""/>
  <manifest:file-entry manifest:full-path="Pictures/TablePreview9.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5" svg:font-family="OpenSymbol" style:font-charset="x-symbol"/>
    <style:font-face style:name="OpenSymbol6" svg:font-family="OpenSymbol" style:font-adornments="Regular" style:font-charset="x-symbol"/>
    <style:font-face style:name="OpenSymbol3" svg:font-family="OpenSymbol, 'Arial Unicode MS'" style:font-charset="x-symbol"/>
    <style:font-face style:name="Arial Unicode MS2" svg:font-family="'Arial Unicode MS'" style:font-pitch="variable" style:font-charset="x-symbol"/>
    <style:font-face style:name="Liberation Sans4" svg:font-family="'Liberation Sans'" style:font-pitch="variable" style:font-charset="x-symbol"/>
    <style:font-face style:name="Microsoft YaHei2" svg:font-family="'Microsoft YaHei'" style:font-pitch="variable" style:font-charset="x-symbol"/>
    <style:font-face style:name="OpenSymbol4" svg:font-family="OpenSymbol" style:font-pitch="variable" style:font-charset="x-symbol"/>
    <style:font-face style:name="Liberation Sans2" svg:font-family="'Liberation Sans'" style:font-family-generic="roman" style:font-pitch="variable" style:font-charset="x-symbol"/>
    <style:font-face style:name="Arial Unicode MS1" svg:font-family="'Arial Unicode MS'" style:font-family-generic="system" style:font-pitch="variable" style:font-charset="x-symbol"/>
    <style:font-face style:name="Microsoft YaHei1" svg:font-family="'Microsoft YaHei'" style:font-family-generic="system" style:font-pitch="variable" style:font-charset="x-symbol"/>
    <style:font-face style:name="Mangal2" svg:font-family="Mangal"/>
    <style:font-face style:name="OpenSymbol2" svg:font-family="OpenSymbol, 'Arial Unicode MS'"/>
    <style:font-face style:name="Cambria1" svg:font-family="Cambria" style:font-family-generic="roman"/>
    <style:font-face style:name="Lucida Sans Unicode2" svg:font-family="'Lucida Sans Unicode'" style:font-family-generic="swiss"/>
    <style:font-face style:name="Liberation Mono2" svg:font-family="'Liberation Mono', 'Courier New'" style:font-family-generic="modern" style:font-pitch="fixed"/>
    <style:font-face style:name="Source Code Pro Semibold2" svg:font-family="'Source Code Pro Semibold'" style:font-family-generic="modern" style:font-pitch="fixed"/>
    <style:font-face style:name="Mangal1" svg:font-family="Mangal" style:font-pitch="variable"/>
    <style:font-face style:name="OpenSymbol1" svg:font-family="OpenSymbol, 'Arial Unicode MS'" style:font-pitch="variable"/>
    <style:font-face style:name="Liberation Sans1" svg:font-family="'Liberation Sans'" style:font-family-generic="decorative" style:font-pitch="variable"/>
    <style:font-face style:name="Magneto" svg:font-family="Magneto" style:font-family-generic="decorative" style:font-pitch="variable"/>
    <style:font-face style:name="Liberation Mono1" svg:font-family="'Liberation Mono', 'Courier New'" style:font-family-generic="modern" style:font-pitch="variable"/>
    <style:font-face style:name="Source Code Pro Semibold1" svg:font-family="'Source Code Pro Semibold'" style:font-family-generic="modern" style:font-pitch="variable"/>
    <style:font-face style:name="Cambria" svg:font-family="Cambria" style:font-family-generic="roman" style:font-pitch="variable"/>
    <style:font-face style:name="Comic Sans MS" svg:font-family="'Comic Sans M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Source Code Pro Semibold" svg:font-family="'Source Code Pro Semibold'" style:font-family-generic="roman" style:font-pitch="variable"/>
    <style:font-face style:name="Comic Sans MS1" svg:font-family="'Comic Sans MS'" style:font-family-generic="script"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Lucida Sans Unicode1" svg:font-family="'Lucida Sans Unicode'" style:font-family-generic="swiss" style:font-pitch="variable"/>
    <style:font-face style:name="Open Sans1" svg:font-family="'Open Sans'" style:font-family-generic="swiss" style:font-pitch="variable"/>
    <style:font-face style:name="Arial Unicode MS" svg:font-family="'Arial Unicode MS'" style:font-family-generic="system" style:font-pitch="variable"/>
    <style:font-face style:name="Cambria2" svg:font-family="Cambria" style:font-family-generic="system" style:font-pitch="variable"/>
    <style:font-face style:name="Comic Sans MS2" svg:font-family="'Comic Sans M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 Sans2" svg:font-family="'Open Sans'" style:font-family-generic="system" style:font-pitch="variable"/>
    <style:font-face style:name="OpenSymbol7" svg:font-family="OpenSymbol, 'Arial Unicode MS'" style:font-family-generic="system" style:font-pitch="variable"/>
    <style:font-face style:name="Segoe UI" svg:font-family="'Segoe UI'" style:font-family-generic="system" style:font-pitch="variable"/>
    <style:font-face style:name="Source Code Pro Semibold3" svg:font-family="'Source Code Pro Semibold'"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rotect="position siz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Standard-outline1">
      <style:graphic-properties fo:min-height="6.04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co1" style:family="table-column">
      <style:table-column-properties style:column-width="11.538cm" style:use-optimal-column-width="false"/>
    </style:style>
    <style:style style:name="co2" style:family="table-column">
      <style:table-column-properties style:column-width="0.6cm" style:use-optimal-column-width="false"/>
    </style:style>
    <style:style style:name="co3" style:family="table-column">
      <style:table-column-properties style:column-width="12.272cm" style:use-optimal-column-width="false"/>
    </style:style>
    <style:style style:name="co4" style:family="table-column">
      <style:table-column-properties style:column-width="12.271cm" style:use-optimal-column-width="false"/>
    </style:style>
    <style:style style:name="ro1" style:family="table-row">
      <style:table-row-properties style:row-height="15.334cm" style:use-optimal-row-height="false"/>
    </style:style>
    <style:style style:name="ro2" style:family="table-row">
      <style:table-row-properties style:row-height="7.061cm" style:use-optimal-row-height="false"/>
    </style:style>
    <style:style style:name="ro3" style:family="table-row">
      <style:table-row-properties style:row-height="8.3cm" style:use-optimal-row-height="false"/>
    </style:style>
    <style:style style:name="ro4" style:family="table-row">
      <style:table-row-properties style:row-height="4.527cm" style:use-optimal-row-height="false"/>
    </style:style>
    <style:style style:name="ro5" style:family="table-row">
      <style:table-row-properties style:row-height="5.459cm" style:use-optimal-row-height="false"/>
    </style:style>
    <style:style style:name="ro6" style:family="table-row">
      <style:table-row-properties style:row-height="5.387cm" style:use-optimal-row-height="false"/>
    </style:style>
    <style:style style:name="ro7" style:family="table-row">
      <style:table-row-properties style:row-height="2.689cm" style:use-optimal-row-height="false"/>
    </style:style>
    <style:style style:name="ro8" style:family="table-row">
      <style:table-row-properties style:row-height="0cm" style:use-optimal-row-height="true"/>
    </style:style>
    <style:style style:name="ro9" style:family="table-row">
      <style:table-row-properties style:row-height="4.84cm" style:use-optimal-row-height="false"/>
    </style:style>
    <style:style style:name="ro10" style:family="table-row">
      <style:table-row-properties style:row-height="5.951cm" style:use-optimal-row-height="false"/>
    </style:style>
    <style:style style:name="ro11" style:family="table-row">
      <style:table-row-properties style:row-height="4.57cm" style:use-optimal-row-height="false"/>
    </style:style>
    <style:style style:name="ro12" style:family="table-row">
      <style:table-row-properties style:row-height="5.251cm" style:use-optimal-row-height="false"/>
    </style:style>
    <style:style style:name="ro13" style:family="table-row">
      <style:table-row-properties style:row-height="10.082cm" style:use-optimal-row-height="false"/>
    </style:style>
    <style:style style:name="ro14" style:family="table-row">
      <style:table-row-properties style:row-height="6.531cm" style:use-optimal-row-height="false"/>
    </style:style>
    <style:style style:name="ro15" style:family="table-row">
      <style:table-row-properties style:row-height="4.902cm" style:use-optimal-row-height="false"/>
    </style:style>
    <style:style style:name="ro16" style:family="table-row">
      <style:table-row-properties style:row-height="3.899cm" style:use-optimal-row-height="false"/>
    </style:style>
    <style:style style:name="ro17" style:family="table-row">
      <style:table-row-properties style:row-height="4.451cm" style:use-optimal-row-height="false"/>
    </style:style>
    <style:style style:name="ro18" style:family="table-row">
      <style:table-row-properties style:row-height="5.106cm" style:use-optimal-row-height="false"/>
    </style:style>
    <style:style style:name="ro19" style:family="table-row">
      <style:table-row-properties style:row-height="3.217cm" style:use-optimal-row-height="false"/>
    </style:style>
    <style:style style:name="ro20" style:family="table-row">
      <style:table-row-properties style:row-height="4.232cm" style:use-optimal-row-height="false"/>
    </style:style>
    <style:style style:name="ro21" style:family="table-row">
      <style:table-row-properties style:row-height="7.855cm" style:use-optimal-row-height="false"/>
    </style:style>
    <style:style style:name="ro22" style:family="table-row">
      <style:table-row-properties style:row-height="5.083cm" style:use-optimal-row-height="false"/>
    </style:style>
    <style:style style:name="ro23" style:family="table-row">
      <style:table-row-properties style:row-height="5.78cm" style:use-optimal-row-height="false"/>
    </style:style>
    <style:style style:name="ro24" style:family="table-row">
      <style:table-row-properties style:row-height="4.846cm" style:use-optimal-row-height="false"/>
    </style:style>
    <style:style style:name="ro25" style:family="table-row">
      <style:table-row-properties style:row-height="4.735cm" style:use-optimal-row-height="false"/>
    </style:style>
    <style:style style:name="ro26" style:family="table-row">
      <style:table-row-properties style:row-height="3.301cm" style:use-optimal-row-height="false"/>
    </style:style>
    <style:style style:name="ro27" style:family="table-row">
      <style:table-row-properties style:row-height="6.016cm" style:use-optimal-row-height="false"/>
    </style:style>
    <style:style style:name="ro28" style:family="table-row">
      <style:table-row-properties style:row-height="6.071cm" style:use-optimal-row-height="false"/>
    </style:style>
    <style:style style:name="ro29" style:family="table-row">
      <style:table-row-properties style:row-height="3.524cm" style:use-optimal-row-height="false"/>
    </style:style>
    <style:style style:name="ro30" style:family="table-row">
      <style:table-row-properties style:row-height="4.511cm" style:use-optimal-row-height="false"/>
    </style:style>
    <style:style style:name="ro31" style:family="table-row">
      <style:table-row-properties style:row-height="7.469cm" style:use-optimal-row-height="false"/>
    </style:style>
    <style:style style:name="ro32" style:family="table-row">
      <style:table-row-properties style:row-height="7.948cm" style:use-optimal-row-height="false"/>
    </style:style>
    <style:style style:name="ro33" style:family="table-row">
      <style:table-row-properties style:row-height="2.048cm" style:use-optimal-row-height="false"/>
    </style:style>
    <style:style style:name="ro34" style:family="table-row">
      <style:table-row-properties style:row-height="3.063cm" style:use-optimal-row-height="false"/>
    </style:style>
    <style:style style:name="ro35" style:family="table-row">
      <style:table-row-properties style:row-height="4.679cm" style:use-optimal-row-height="false"/>
    </style:style>
    <style:style style:name="ro36" style:family="table-row">
      <style:table-row-properties style:row-height="5.626cm" style:use-optimal-row-height="false"/>
    </style:style>
    <style:style style:name="ro37" style:family="table-row">
      <style:table-row-properties style:row-height="7.116cm" style:use-optimal-row-height="false"/>
    </style:style>
    <style:style style:name="ro38" style:family="table-row">
      <style:table-row-properties style:row-height="8.272cm" style:use-optimal-row-height="false"/>
    </style:style>
    <style:style style:name="ro39" style:family="table-row">
      <style:table-row-properties style:row-height="15.388cm" style:use-optimal-row-height="false"/>
    </style:style>
    <style:style style:name="ro40" style:family="table-row">
      <style:table-row-properties style:row-height="5.557cm" style:use-optimal-row-height="false"/>
    </style:style>
    <style:style style:name="ro41" style:family="table-row">
      <style:table-row-properties style:row-height="9.859cm" style:use-optimal-row-height="false"/>
    </style:style>
    <style:style style:name="ro42" style:family="table-row">
      <style:table-row-properties style:row-height="4.053cm" style:use-optimal-row-height="false"/>
    </style:style>
    <style:style style:name="ro43" style:family="table-row">
      <style:table-row-properties style:row-height="3.147cm" style:use-optimal-row-height="false"/>
    </style:style>
    <style:style style:name="ro44" style:family="table-row">
      <style:table-row-properties style:row-height="8.161cm" style:use-optimal-row-height="false"/>
    </style:style>
    <style:style style:name="ro45" style:family="table-row">
      <style:table-row-properties style:row-height="6.448cm" style:use-optimal-row-height="false"/>
    </style:style>
    <style:style style:name="ro46" style:family="table-row">
      <style:table-row-properties style:row-height="8.996cm" style:use-optimal-row-height="false"/>
    </style:style>
    <style:style style:name="ro47" style:family="table-row">
      <style:table-row-properties style:row-height="5.055cm" style:use-optimal-row-height="false"/>
    </style:style>
    <style:style style:name="ro48" style:family="table-row">
      <style:table-row-properties style:row-height="5.397cm" style:use-optimal-row-height="false"/>
    </style:style>
    <style:style style:name="ro49" style:family="table-row">
      <style:table-row-properties style:row-height="4.936cm" style:use-optimal-row-height="false"/>
    </style:style>
    <style:style style:name="ro50" style:family="table-row">
      <style:table-row-properties style:row-height="3.523cm" style:use-optimal-row-height="false"/>
    </style:style>
    <style:style style:name="ro51" style:family="table-row">
      <style:table-row-properties style:row-height="8.606cm" style:use-optimal-row-height="false"/>
    </style:style>
    <style:style style:name="ro52" style:family="table-row">
      <style:table-row-properties style:row-height="3.259cm" style:use-optimal-row-height="false"/>
    </style:style>
    <style:style style:name="ro53" style:family="table-row">
      <style:table-row-properties style:row-height="6.075cm" style:use-optimal-row-height="false"/>
    </style:style>
    <style:style style:name="ro54" style:family="table-row">
      <style:table-row-properties style:row-height="4.064cm" style:use-optimal-row-height="false"/>
    </style:style>
    <style:style style:name="ro55" style:family="table-row">
      <style:table-row-properties style:row-height="5.174cm" style:use-optimal-row-height="false"/>
    </style:style>
    <style:style style:name="ce1" style:family="table-cell">
      <loext:graphic-properties draw:fill="solid" draw:fill-color="#ffe6e6"/>
      <style:paragraph-properties fo:margin-left="0cm" fo:margin-right="0cm" fo:margin-top="0cm" fo:margin-bottom="0cm"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2" style:family="table-cell">
      <loext:graphic-properties draw:fill="none" draw:fill-color="#eeeeee"/>
      <style:paragraph-properties fo:margin-left="0cm" fo:margin-right="0cm" fo:margin-top="0cm" fo:margin-bottom="0cm" fo:text-indent="0cm"/>
      <style:text-properties style:font-name="Open Sans1" fo:font-size="18pt" style:font-size-asian="18pt" style:font-size-complex="18pt"/>
    </style:style>
    <style:style style:name="ce3" style:family="table-cell">
      <loext:graphic-properties draw:fill="solid" draw:fill-color="#eeeeee"/>
      <style:paragraph-properties fo:margin-left="0cm" fo:margin-right="0cm" fo:margin-top="0cm" fo:margin-bottom="0cm" fo:text-align="start" fo:text-indent="0cm"/>
      <style:text-properties fo:color="#002377" loext:opacity="100%" style:font-name="Open Sans1" fo:font-size="18pt" style:font-size-asian="18pt" style:font-size-complex="18pt"/>
    </style:style>
    <style:style style:name="ce4" style:family="table-cell">
      <loext:graphic-properties draw:fill="solid" draw:fill-color="#eeeeee"/>
      <style:paragraph-properties fo:margin-left="0cm" fo:margin-right="0cm" fo:margin-top="0cm" fo:margin-bottom="0cm" fo:text-indent="0cm"/>
      <style:text-properties fo:color="#002377" loext:opacity="100%" style:font-name="Open Sans1" fo:font-size="18pt" style:font-size-asian="18pt" style:font-size-complex="18pt"/>
    </style:style>
    <style:style style:name="ce5" style:family="table-cell">
      <loext:graphic-properties draw:fill="solid" draw:fill-color="#ffe6e6"/>
      <style:paragraph-properties fo:margin-left="0cm" fo:margin-right="0cm" fo:margin-top="0cm" fo:margin-bottom="0cm" fo:text-indent="0cm"/>
      <style:text-properties style:font-name="Open Sans1" fo:font-size="18pt" fo:language="en" fo:country="US" fo:font-style="normal" fo:font-weight="normal" style:font-size-asian="18pt" style:font-style-asian="normal" style:font-weight-asian="normal" style:font-size-complex="18pt" style:font-style-complex="normal" style:font-weight-complex="normal"/>
    </style:style>
    <style:style style:name="ce6" style:family="table-cell">
      <loext:graphic-properties draw:fill="solid" draw:fill-color="#ffe6e6"/>
      <style:paragraph-properties fo:margin-left="0cm" fo:margin-right="0cm" fo:margin-top="0cm" fo:margin-bottom="0cm" fo:text-indent="0cm"/>
      <style:text-properties style:font-name="Open Sans1" fo:font-size="18pt" fo:language="en" fo:country="US"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ce7" style:family="table-cell">
      <loext:graphic-properties draw:fill="solid" draw:fill-color="#ffe6e6"/>
      <style:paragraph-properties fo:margin-left="0cm" fo:margin-right="0cm" fo:margin-top="0cm" fo:margin-bottom="0cm" fo:text-indent="0cm"/>
      <style:text-properties style:font-name="Open Sans1"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ce8"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9"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0" style:family="table-cell">
      <loext:graphic-properties draw:fill="solid" draw:fill-color="#ffe6e6"/>
      <style:paragraph-properties fo:margin-left="0cm" fo:margin-right="0cm" fo:margin-top="0cm" fo:margin-bottom="0cm" fo:text-align="start" fo:text-indent="0cm"/>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11"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language="fr" fo:country="FR" style:language-asian="zxx" style:country-asian="none" style:language-complex="zxx" style:country-complex="none"/>
    </style:style>
    <style:style style:name="P3" style:family="paragraph">
      <style:paragraph-properties fo:text-align="start"/>
    </style:style>
    <style:style style:name="P4" style:family="paragraph">
      <loext:graphic-properties draw:fill="none" draw:fill-color="#ffffff"/>
      <style:paragraph-properties fo:text-align="start" style:writing-mode="lr-tb"/>
      <style:text-properties fo:color="#c1121f"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5" style:family="paragraph">
      <style:paragraph-properties fo:text-align="end"/>
    </style:style>
    <style:style style:name="P6" style:family="paragraph">
      <loext:graphic-properties draw:fill="none" draw:fill-color="#ffffff"/>
      <style:paragraph-properties fo:text-align="end" style:writing-mode="lr-tb"/>
      <style:text-properties fo:color="#002377"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7" style:family="paragraph">
      <style:paragraph-properties fo:margin-left="0cm" fo:margin-right="0cm" fo:margin-top="0cm" fo:margin-bottom="0cm" fo:text-indent="0cm"/>
      <style:text-properties fo:language="en" fo:country="GB"/>
    </style:style>
    <style:style style:name="P8"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9" style:family="paragraph">
      <style:paragraph-properties fo:text-align="start"/>
      <style:text-properties fo:font-size="14pt"/>
    </style:style>
    <style:style style:name="P10" style:family="paragraph">
      <style:paragraph-properties fo:text-align="end"/>
      <style:text-properties fo:font-size="14pt"/>
    </style:style>
    <style:style style:name="P11" style:family="paragraph">
      <style:text-properties fo:language="en" fo:country="GB"/>
    </style:style>
    <style:style style:name="P12"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13" style:family="paragraph">
      <style:text-properties fo:language="en" fo:country="US"/>
    </style:style>
    <style:style style:name="P14" style:family="paragraph">
      <style:text-properties fo:language="en" fo:country="US" style:language-asian="zxx" style:country-asian="none" style:language-complex="zxx" style:country-complex="none"/>
    </style:style>
    <style:style style:name="P15" style:family="paragraph">
      <style:text-properties fo:language="en" fo:country="GB" style:language-asian="zxx" style:country-asian="none" style:language-complex="zxx" style:country-complex="none"/>
    </style:style>
    <style:style style:name="P16" style:family="paragraph">
      <style:paragraph-properties fo:margin-left="0cm" fo:margin-right="0cm" fo:margin-top="0cm" fo:margin-bottom="0cm" fo:line-height="100%" fo:text-indent="0cm"/>
      <style:text-properties fo:language="en" fo:country="GB"/>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8"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xx" style:country-asian="none" style:language-complex="zxx" style:country-complex="none" style:text-scale="100%" fo:hyphenate="false" loext:hyphenation-no-caps="false"/>
    </style:style>
    <style:style style:name="P19" style:family="paragraph">
      <style:paragraph-properties fo:margin-left="0cm" fo:margin-right="0cm" fo:margin-top="0cm" fo:margin-bottom="0cm" fo:line-height="100%" fo:text-align="start" fo:text-indent="0cm"/>
      <style:text-properties fo:language="en" fo:country="GB"/>
    </style:style>
    <style:style style:name="P20" style:family="paragraph">
      <style:paragraph-properties fo:text-align="start"/>
      <style:text-properties fo:language="en" fo:country="GB"/>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23"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xx" style:country-asian="none" style:language-complex="zxx" style:country-complex="none" style:text-scale="100%" fo:hyphenate="false" loext:hyphenation-no-caps="false"/>
    </style:style>
    <style:style style:name="P24" style:family="paragraph">
      <style:paragraph-properties fo:margin-left="0cm" fo:margin-right="0cm" fo:margin-top="0cm" fo:margin-bottom="0cm" fo:text-align="start" fo:text-indent="0cm"/>
      <style:text-properties fo:language="en" fo:country="GB"/>
    </style:style>
    <style:style style:name="T1" style:family="text">
      <style:text-properties fo:language="fr" fo:country="FR" style:language-asian="zxx" style:country-asian="none" style:language-complex="zxx" style:country-complex="none"/>
    </style:style>
    <style:style style:name="T2" style:family="text">
      <style:text-properties fo:color="#c1121f"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3" style:family="text">
      <style:text-properties fo:color="#002377" loext:opacity="100%" style:font-name="Open Sans1"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4" style:family="text">
      <style:text-properties fo:font-variant="normal" fo:text-transform="none" fo:color="#000000" loext:opacity="100%" style:text-outline="false" style:text-line-through-style="none" style:text-line-through-type="none" style:font-name="Open Sans1"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Open Sans1"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6" style:family="text">
      <style:text-properties style:font-name="Open Sans1"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7" style:family="text">
      <style:text-properties fo:font-variant="normal" fo:text-transform="none" style:use-window-font-color="true" loext:opacity="0%" style:text-outline="false" style:text-line-through-style="none" style:text-line-through-type="none" style:font-name="Open Sans1"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Open Sans1" fo:font-size="18pt" fo:language="en" fo:country="US" fo:text-shadow="none" style:text-underline-style="none" style:letter-kerning="true" style:font-name-asian="Microsoft YaHei" style:font-size-asian="18pt" style:language-asian="zxx" style:country-asian="none" style:font-name-complex="Arial Unicode MS" style:font-size-complex="18pt" style:language-complex="zxx" style:country-complex="none"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Open Sans1"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loext:opacity="100%" style:font-name="Open Sans1"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loext:opacity="100%" style:font-name="Open Sans1" fo:font-size="18pt" fo:language="en" fo:country="GB" fo:font-style="normal"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6" fo:color="#c1121f" fo:font-size="100%"/>
      </text:list-level-style-bullet>
      <text:list-level-style-bullet text:level="9" text:bullet-char="">
        <style:list-level-properties text:space-before="10.2cm" text:min-label-width="0.6cm"/>
        <style:text-properties style:font-name="OpenSymbol6" fo:color="#c1121f" fo:font-size="100%"/>
      </text:list-level-style-bullet>
      <text:list-level-style-bullet text:level="10" text:bullet-char="">
        <style:list-level-properties text:space-before="11.4cm" text:min-label-width="0.6cm"/>
        <style:text-properties style:font-name="OpenSymbol6" fo:color="#c1121f"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9cm" svg:height="15.333cm" svg:x="2.221cm" svg:y="3.772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7"><text:span text:style-name="T4">When you’re connected to the Internet and you are listening to music, playing online games or browsing the web, there are many standard protocols running behind the scenes to make sure that your computer can indeed communicate with these services.</text:span></text:p>
              </table:table-cell>
              <table:table-cell table:style-name="ce2"/>
              <table:table-cell table:style-name="ce3"/>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9"><text:span text:style-name="T2">1</text:span></text:p>
          </draw:text-box>
        </draw:frame>
        <draw:frame draw:style-name="gr1" draw:text-style-name="P6" draw:layer="layout" svg:width="1.4cm" svg:height="0.8cm" svg:x="23.694cm" svg:y="19.81cm">
          <draw:text-box>
            <text:p text:style-name="P10"><text:span text:style-name="T3">2/2</text:span></text:p>
          </draw:text-box>
        </draw:frame>
        <draw:frame draw:style-name="standard" draw:layer="layout" svg:width="24.408cm" svg:height="15.36cm" svg:x="2.201cm" svg:y="3.801cm">
          <table:table table:template-name="default" table:use-first-row-styles="true" table:use-banding-rows-styles="true">
            <table:table-column table:style-name="co1"/>
            <table:table-column table:style-name="co2"/>
            <table:table-column table:style-name="co4"/>
            <table:table-row table:style-name="ro2">
              <table:table-cell table:style-name="ce1">
                <text:p text:style-name="P11"><text:span text:style-name="T4">There is for instance the Internet Protocol, or IP, that is responsible for delivering messages from one computer to another.</text:span></text:p>
              </table:table-cell>
              <table:table-cell table:style-name="ce2"/>
              <table:table-cell table:style-name="ce3"/>
            </table:table-row>
            <table:table-row table:style-name="ro3">
              <table:table-cell table:style-name="ce1">
                <text:p text:style-name="P11"><text:span text:style-name="T4">These messages are also called packets and, just like postal packages, they always have a sender, a receiver and a payload.</text:span></text:p>
                <text:p text:style-name="P11"><text:span text:style-name="T4"/></text:p>
              </table:table-cell>
              <table:table-cell table:style-name="ce2"/>
              <table:table-cell table:style-name="ce3"/>
            </table:table-row>
          </table:table>
          <draw:image xlink:href="Pictures/TablePreview2.svm" xlink:type="simple" xlink:show="embed" xlink:actuate="onLoad"/>
        </draw:frame>
        <presentation:notes draw:style-name="dp1">
          <office:forms form:automatic-focus="false" form:apply-design-mode="false"/>
          <draw:page-thumbnail draw:style-name="gr2" draw:layer="layout" svg:width="14.848cm" svg:height="11.136cm" svg:x="3.075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4"/>
            <table:table-row table:style-name="ro4">
              <table:table-cell table:style-name="ce1">
                <text:p text:style-name="P7"><text:span text:style-name="T4">But instead of using street names and postal codes, the Internet</text:span></text:p>
                <text:p text:style-name="P7"><text:span text:style-name="T4">uses IP addresses, and they look something like this.</text:span></text:p>
              </table:table-cell>
              <table:table-cell table:style-name="ce2"/>
              <table:table-cell table:style-name="ce3"/>
            </table:table-row>
            <table:table-row table:style-name="ro5">
              <table:table-cell table:style-name="ce1">
                <text:p text:style-name="P11"><text:span text:style-name="T4">Without them, computers can’t communicate with each other, which means no computer networks and no Internet.</text:span></text:p>
              </table:table-cell>
              <table:table-cell table:style-name="ce2"/>
              <table:table-cell table:style-name="ce3"/>
            </table:table-row>
            <table:table-row table:style-name="ro6">
              <table:table-cell table:style-name="ce1">
                <text:p text:style-name="P11"><text:span text:style-name="T4"><text:s/></text:span><text:span text:style-name="T4">So if you open up YouTube, your computer actually sends a message to YouTube’s IP address, asking for the data that it needs to show the webpage.</text:span></text:p>
              </table:table-cell>
              <table:table-cell table:style-name="ce2"/>
              <table:table-cell table:style-name="ce3"/>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89cm" svg:x="2.201cm" svg:y="3.801cm">
          <table:table table:template-name="default" table:use-first-row-styles="true" table:use-banding-rows-styles="true">
            <table:table-column table:style-name="co1"/>
            <table:table-column table:style-name="co2"/>
            <table:table-column table:style-name="co4"/>
            <table:table-row table:style-name="ro7">
              <table:table-cell table:style-name="ce1">
                <text:p text:style-name="P7"><text:span text:style-name="T4">“</text:span><text:span text:style-name="T4">But, wait a minute”, you say.</text:span></text:p>
              </table:table-cell>
              <table:table-cell table:style-name="ce2"/>
              <table:table-cell table:style-name="ce3"/>
            </table:table-row>
            <table:table-row table:style-name="ro8">
              <table:table-cell table:style-name="ce1">
                <text:p><text:span text:style-name="T4"><text:s/>“</text:span><text:span text:style-name="T4">When I want to open YouTube, I just enter youtube.com into my browser, I don’t need the IP address.</text:span></text:p>
              </table:table-cell>
              <table:table-cell table:style-name="ce2"/>
              <table:table-cell table:style-name="ce3"/>
            </table:table-row>
            <table:table-row table:style-name="ro8">
              <table:table-cell table:style-name="ce1">
                <text:p text:style-name="P11"><text:span text:style-name="T4">So, how does my computer know the address then?”</text:span></text:p>
                <text:p text:style-name="P11"><text:span text:style-name="T4"/></text:p>
              </table:table-cell>
              <table:table-cell table:style-name="ce2"/>
              <table:table-cell table:style-name="ce3"/>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6cm" svg:x="2.201cm" svg:y="3.801cm">
          <table:table table:template-name="default" table:use-first-row-styles="true" table:use-banding-rows-styles="true">
            <table:table-column table:style-name="co1"/>
            <table:table-column table:style-name="co2"/>
            <table:table-column table:style-name="co4"/>
            <table:table-row table:style-name="ro9">
              <table:table-cell table:style-name="ce1">
                <text:p text:style-name="P7"><text:span text:style-name="T5">Well, I’m glad you asked!</text:span></text:p>
              </table:table-cell>
              <table:table-cell table:style-name="ce2"/>
              <table:table-cell table:style-name="ce4"/>
            </table:table-row>
            <table:table-row table:style-name="ro10">
              <table:table-cell table:style-name="ce1">
                <text:p text:style-name="P11"><text:span text:style-name="T4">This issue was solved in the early days of the Internet when the Stanford Research Institute created a text file called hosts.txt.</text:span></text:p>
              </table:table-cell>
              <table:table-cell table:style-name="ce2"/>
              <table:table-cell table:style-name="ce4"/>
            </table:table-row>
            <table:table-row table:style-name="ro11">
              <table:table-cell table:style-name="ce1">
                <text:p text:style-name="P11"><text:span text:style-name="T6">This file translated names like</text:span></text:p>
                <text:p text:style-name="P11"><text:span text:style-name="T6">youtube.com into IP addresses that computers need to communicate.</text:span></text:p>
              </table:table-cell>
              <table:table-cell table:style-name="ce2"/>
              <table:table-cell table:style-name="ce4"/>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32cm" svg:x="2.201cm" svg:y="3.801cm">
          <table:table table:template-name="default" table:use-first-row-styles="true" table:use-banding-rows-styles="true">
            <table:table-column table:style-name="co1"/>
            <table:table-column table:style-name="co2"/>
            <table:table-column table:style-name="co4"/>
            <table:table-row table:style-name="ro12">
              <table:table-cell table:style-name="ce1">
                <text:p text:style-name="P7"><text:span text:style-name="T5">The file was then installed on all the computers connected to the ARPANET, so they could translate a domain name into an IP address.</text:span></text:p>
              </table:table-cell>
              <table:table-cell table:style-name="ce2"/>
              <table:table-cell table:style-name="ce4"/>
            </table:table-row>
            <table:table-row table:style-name="ro13">
              <table:table-cell table:style-name="ce1">
                <text:p text:style-name="P11"><text:span text:style-name="T4">However, as the Internet kept growing, so did the demand for these domain names.</text:span></text:p>
                <text:p text:style-name="P11"><text:span text:style-name="T4"/></text:p>
              </table:table-cell>
              <table:table-cell table:style-name="ce2"/>
              <table:table-cell table:style-name="ce4"/>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4</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31cm" svg:x="2.201cm" svg:y="3.801cm">
          <table:table table:template-name="default" table:use-first-row-styles="true" table:use-banding-rows-styles="true">
            <table:table-column table:style-name="co1"/>
            <table:table-column table:style-name="co2"/>
            <table:table-column table:style-name="co4"/>
            <table:table-row table:style-name="ro14">
              <table:table-cell table:style-name="ce5">
                <text:p text:style-name="P13"><text:span text:style-name="T7">The small team that was managing the hosts file was quickly overwhelmed, and so in 1983, a specification was published to automate this task, and DNS or the Domain Name System was born.</text:span></text:p>
              </table:table-cell>
              <table:table-cell table:style-name="ce2"/>
              <table:table-cell table:style-name="ce4"/>
            </table:table-row>
            <table:table-row table:style-name="ro15">
              <table:table-cell table:style-name="ce1">
                <text:p text:style-name="P11"><text:span text:style-name="T5">DNS is basically a big phonebook for the Internet, matching domain names like google.com to an IP address.</text:span></text:p>
              </table:table-cell>
              <table:table-cell table:style-name="ce2"/>
              <table:table-cell table:style-name="ce4"/>
            </table:table-row>
            <table:table-row table:style-name="ro16">
              <table:table-cell table:style-name="ce1">
                <text:p text:style-name="P11"><text:span text:style-name="T5">This phonebook is hosted on DNS servers that are distributed across the world.</text:span></text:p>
              </table:table-cell>
              <table:table-cell table:style-name="ce2"/>
              <table:table-cell table:style-name="ce4"/>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95cm" svg:x="2.201cm" svg:y="3.801cm">
          <table:table table:template-name="default" table:use-first-row-styles="true" table:use-banding-rows-styles="true">
            <table:table-column table:style-name="co1"/>
            <table:table-column table:style-name="co2"/>
            <table:table-column table:style-name="co4"/>
            <table:table-row table:style-name="ro17">
              <table:table-cell table:style-name="ce5">
                <text:p text:style-name="P13"><text:span text:style-name="T8">So let’s take a look at what happens when you want to go to www.google.com.</text:span></text:p>
              </table:table-cell>
              <table:table-cell table:style-name="ce2"/>
              <table:table-cell table:style-name="ce4"/>
            </table:table-row>
            <table:table-row table:style-name="ro18">
              <table:table-cell table:style-name="ce1">
                <text:p text:style-name="P11"><text:span text:style-name="T4">For starters, your operating system splits the domain name into multiple parts, or also called labels, that are</text:span></text:p>
                <text:p text:style-name="P11"><text:span text:style-name="T4">separated by dots.</text:span></text:p>
              </table:table-cell>
              <table:table-cell table:style-name="ce2"/>
              <table:table-cell table:style-name="ce4"/>
            </table:table-row>
            <table:table-row table:style-name="ro8">
              <table:table-cell table:style-name="ce1">
                <text:p><text:span text:style-name="T4">So </text:span><text:span text:style-name="T4">in </text:span><text:span text:style-name="T4">this </text:span><text:span text:style-name="T4">case </text:span><text:span text:style-name="T4">we </text:span><text:span text:style-name="T4">hav</text:span><text:span text:style-name="T4">e </text:span><text:span text:style-name="T4">thre</text:span><text:span text:style-name="T4">e </text:span><text:span text:style-name="T4">labe</text:span><text:span text:style-name="T4">ls: </text:span><text:span text:style-name="T4">ww</text:span><text:span text:style-name="T4">w, </text:span><text:span text:style-name="T4">goo</text:span><text:span text:style-name="T4">gle </text:span><text:span text:style-name="T4">and </text:span><text:span text:style-name="T4">com</text:span><text:span text:style-name="T4">.</text:span></text:p>
              </table:table-cell>
              <table:table-cell table:style-name="ce2"/>
              <table:table-cell table:style-name="ce4"/>
            </table:table-row>
            <table:table-row table:style-name="ro8">
              <table:table-cell table:style-name="ce1">
                <text:p text:style-name="P11"><text:span text:style-name="T4">They create a hierarchy that has to be read from right to left.</text:span></text:p>
              </table:table-cell>
              <table:table-cell table:style-name="ce2"/>
              <table:table-cell table:style-name="ce4"/>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03cm" svg:x="2.201cm" svg:y="3.801cm">
          <table:table table:template-name="default" table:use-first-row-styles="true" table:use-banding-rows-styles="true">
            <table:table-column table:style-name="co1"/>
            <table:table-column table:style-name="co2"/>
            <table:table-column table:style-name="co4"/>
            <table:table-row table:style-name="ro19">
              <table:table-cell table:style-name="ce6">
                <text:p text:style-name="P14"><text:span text:style-name="T8">The right-most label is called the top-level domain, in this case com.</text:span></text:p>
              </table:table-cell>
              <table:table-cell table:style-name="ce2"/>
              <table:table-cell table:style-name="ce4"/>
            </table:table-row>
            <table:table-row table:style-name="ro20">
              <table:table-cell table:style-name="ce7">
                <text:p text:style-name="P15"><text:span text:style-name="T4">We can then say that google is a subdomain of com and www is a subdomain of google.</text:span></text:p>
              </table:table-cell>
              <table:table-cell table:style-name="ce2"/>
              <table:table-cell table:style-name="ce4"/>
            </table:table-row>
            <table:table-row table:style-name="ro21">
              <table:table-cell table:style-name="ce6">
                <text:p text:style-name="P14"><text:span text:style-name="T9">To resolve the IP address of google.com, your computer reaches out to a root name server and</text:span></text:p>
                <text:p text:style-name="P14"><text:span text:style-name="T9">asks the question: “What’s the IP address for www.google.com?”</text:span></text:p>
                <text:p text:style-name="P14"><text:span text:style-name="T9"/></text:p>
              </table:table-cell>
              <table:table-cell table:style-name="ce2"/>
              <table:table-cell table:style-name="ce4"/>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36cm" svg:x="2.201cm" svg:y="3.801cm">
          <table:table table:template-name="default" table:use-first-row-styles="true" table:use-banding-rows-styles="true">
            <table:table-column table:style-name="co1"/>
            <table:table-column table:style-name="co2"/>
            <table:table-column table:style-name="co4"/>
            <table:table-row table:style-name="ro22">
              <table:table-cell table:style-name="ce1">
                <text:p text:style-name="P16"><text:span text:style-name="T5">Root name servers never give a direct answer, instead they refer you to a server that is more likely to be able to help you.</text:span></text:p>
              </table:table-cell>
              <table:table-cell table:style-name="ce2"/>
              <table:table-cell table:style-name="ce4"/>
            </table:table-row>
            <table:table-row table:style-name="ro8">
              <table:table-cell table:style-name="ce8">
                <text:p text:style-name="P17">In this case, that’ll be the name server in charge of the .com top-level domain.</text:p>
              </table:table-cell>
              <table:table-cell table:style-name="ce2"/>
              <table:table-cell table:style-name="ce4"/>
            </table:table-row>
            <table:table-row table:style-name="ro8">
              <table:table-cell table:style-name="ce1">
                <text:p text:style-name="P11"><text:span text:style-name="T5">Your computer now asks</text:span></text:p>
                <text:p text:style-name="P11"><text:span text:style-name="T5">the same question to the com name server, and this one is</text:span></text:p>
                <text:p text:style-name="P11"><text:span text:style-name="T5">likely to refer you to yet another name server.</text:span></text:p>
              </table:table-cell>
              <table:table-cell table:style-name="ce2"/>
              <table:table-cell table:style-name="ce4"/>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37cm" svg:x="2.201cm" svg:y="3.801cm">
          <table:table table:template-name="default" table:use-first-row-styles="true" table:use-banding-rows-styles="true">
            <table:table-column table:style-name="co1"/>
            <table:table-column table:style-name="co2"/>
            <table:table-column table:style-name="co4"/>
            <table:table-row table:style-name="ro22">
              <table:table-cell table:style-name="ce1">
                <text:p text:style-name="P11"><text:span text:style-name="T5">In this case, it will redirect you to a name server that Google itself hosts.</text:span></text:p>
              </table:table-cell>
              <table:table-cell table:style-name="ce2"/>
              <table:table-cell table:style-name="ce4"/>
            </table:table-row>
            <table:table-row table:style-name="ro8">
              <table:table-cell table:style-name="ce9">
                <text:p text:style-name="P18"><text:span text:style-name="T10">This one is very likely to be able to tell what IP address is connected to www.google.com.</text:span></text:p>
                <text:p text:style-name="P18"><text:span text:style-name="T10"/></text:p>
              </table:table-cell>
              <table:table-cell table:style-name="ce2"/>
              <table:table-cell table:style-name="ce4"/>
            </table:table-row>
          </table:table>
          <draw:image xlink:href="Pictures/TablePreview11.svm" xlink:type="simple" xlink:show="embed" xlink:actuate="onLoad"/>
        </draw:frame>
        <presentation:notes draw:style-name="dp1">
          <office:forms form:automatic-focus="false" form:apply-design-mode="false"/>
          <draw:page-thumbnail draw:style-name="gr2" draw:layer="layout" svg:width="14.848cm" svg:height="11.136cm" svg:x="3.075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6cm" svg:x="2.201cm" svg:y="3.801cm">
          <table:table table:template-name="default" table:use-first-row-styles="true" table:use-banding-rows-styles="true">
            <table:table-column table:style-name="co1"/>
            <table:table-column table:style-name="co2"/>
            <table:table-column table:style-name="co4"/>
            <table:table-row table:style-name="ro23">
              <table:table-cell table:style-name="ce10">
                <text:p text:style-name="P19"><text:span text:style-name="T11">This mechanism, along with the hierarchy of domain names, makes DNS very scalable, because after all, each name server only stores a small set of IP addresses.</text:span></text:p>
              </table:table-cell>
              <table:table-cell table:style-name="ce2"/>
              <table:table-cell table:style-name="ce4"/>
            </table:table-row>
            <table:table-row table:style-name="ro24">
              <table:table-cell table:style-name="ce10">
                <text:p text:style-name="P20"><text:span text:style-name="T11">The com name servers don’t know anything about websites that are hosted on the org domain for instance.</text:span></text:p>
              </table:table-cell>
              <table:table-cell table:style-name="ce2"/>
              <table:table-cell table:style-name="ce3"/>
            </table:table-row>
            <table:table-row table:style-name="ro25">
              <table:table-cell table:style-name="ce10">
                <text:p text:style-name="P20"><text:span text:style-name="T11">The phonebook analogy holds up here as well: my phone number is listed in the Belgian phone book but not in the US one.</text:span></text:p>
                <text:p text:style-name="P20"><text:span text:style-name="T11"/></text:p>
              </table:table-cell>
              <table:table-cell table:style-name="ce2"/>
              <table:table-cell table:style-name="ce4"/>
            </table:table-row>
          </table:table>
          <draw:image xlink:href="Pictures/TablePreview12.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26">
              <table:table-cell table:style-name="ce11">
                <text:p text:style-name="P22"><text:span text:style-name="T12">But there are however two drawbacks to this:</text:span></text:p>
                <text:p text:style-name="P22"><text:span text:style-name="T12"/></text:p>
              </table:table-cell>
              <table:table-cell table:style-name="ce2"/>
              <table:table-cell table:style-name="ce4"/>
            </table:table-row>
            <table:table-row table:style-name="ro27">
              <table:table-cell table:style-name="ce12">
                <text:p text:style-name="P23"><text:span text:style-name="T13">- first of all, it puts a lot of pressure on the root name servers, as they will be contacted every time someone wants to connect to a website;</text:span></text:p>
                <text:p text:style-name="P23"><text:span text:style-name="T13"/></text:p>
              </table:table-cell>
              <table:table-cell table:style-name="ce2"/>
              <table:table-cell table:style-name="ce4"/>
            </table:table-row>
            <table:table-row table:style-name="ro28">
              <table:table-cell table:style-name="ce10">
                <text:p text:style-name="P20"><text:span text:style-name="T11">- and secondly, devices need to be able to follow a referral, which it will get from root servers and perhaps other name servers as well.</text:span></text:p>
                <text:p text:style-name="P20"><text:span text:style-name="T11"/></text:p>
              </table:table-cell>
              <table:table-cell table:style-name="ce2"/>
              <table:table-cell table:style-name="ce3"/>
            </table:table-row>
          </table:table>
          <draw:image xlink:href="Pictures/TablePreview13.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13cm" svg:x="2.201cm" svg:y="3.801cm">
          <table:table table:template-name="default" table:use-first-row-styles="true" table:use-banding-rows-styles="true">
            <table:table-column table:style-name="co1"/>
            <table:table-column table:style-name="co2"/>
            <table:table-column table:style-name="co4"/>
            <table:table-row table:style-name="ro29">
              <table:table-cell table:style-name="ce10">
                <text:p text:style-name="P19"><text:span text:style-name="T4">Both of these problems are solved by recursive resolvers.</text:span></text:p>
              </table:table-cell>
              <table:table-cell table:style-name="ce2"/>
              <table:table-cell table:style-name="ce4"/>
            </table:table-row>
            <table:table-row table:style-name="ro30">
              <table:table-cell table:style-name="ce10">
                <text:p text:style-name="P3"><text:span text:style-name="T4">These are special DNS servers that </text:span><text:span text:style-name="T4">will take care of the entire resolving </text:span><text:span text:style-name="T4">process.</text:span></text:p>
              </table:table-cell>
              <table:table-cell table:style-name="ce2"/>
              <table:table-cell table:style-name="ce4"/>
            </table:table-row>
            <table:table-row table:style-name="ro8">
              <table:table-cell table:style-name="ce10">
                <text:p text:style-name="P3"><text:span text:style-name="T4">Instead of having your devices </text:span><text:span text:style-name="T4">contact multiple name servers, they </text:span><text:span text:style-name="T4">just contact a recursive resolver </text:span><text:span text:style-name="T4">which does it all for them.</text:span></text:p>
              </table:table-cell>
              <table:table-cell table:style-name="ce2"/>
              <table:table-cell table:style-name="ce3"/>
            </table:table-row>
          </table:table>
          <draw:image xlink:href="Pictures/TablePreview14.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14" presentation:class="page"/>
          <draw:frame presentation:style-name="pr2" draw:text-style-name="P12" draw:layer="layout" svg:width="16.799cm" svg:height="13.364cm" svg:x="2.1cm" svg:y="14.107cm" presentation:class="notes" presentation:placeholder="true">
            <draw:text-box/>
          </draw:frame>
        </presentation:notes>
      </draw:page>
      <draw:page draw:name="page1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16cm" svg:x="2.201cm" svg:y="3.801cm">
          <table:table table:template-name="default" table:use-first-row-styles="true" table:use-banding-rows-styles="true">
            <table:table-column table:style-name="co1"/>
            <table:table-column table:style-name="co2"/>
            <table:table-column table:style-name="co4"/>
            <table:table-row table:style-name="ro31">
              <table:table-cell table:style-name="ce10">
                <text:p text:style-name="P20"><text:span text:style-name="T4">They are often hosted by Internet service providers and more recently are also hosted by companies like Google and Cloudflare.</text:span></text:p>
              </table:table-cell>
              <table:table-cell table:style-name="ce2"/>
              <table:table-cell table:style-name="ce4"/>
            </table:table-row>
            <table:table-row table:style-name="ro32">
              <table:table-cell table:style-name="ce10">
                <text:p text:style-name="P3"><text:span text:style-name="T4">Most home routers pull double duty and serve as a recursive resolver as well.</text:span></text:p>
                <text:p text:style-name="P3"><text:span text:style-name="T4"/></text:p>
              </table:table-cell>
              <table:table-cell table:style-name="ce2"/>
              <table:table-cell table:style-name="ce4"/>
            </table:table-row>
          </table:table>
          <draw:image xlink:href="Pictures/TablePreview15.svm" xlink:type="simple" xlink:show="embed" xlink:actuate="onLoad"/>
        </draw:frame>
        <draw:frame draw:style-name="gr3" draw:text-style-name="P21" draw:layer="layout" svg:width="0.502cm" svg:height="1.187cm" svg:x="6.879cm" svg:y="25.196cm">
          <draw:text-box>
            <text:p/>
          </draw:text-box>
        </draw:frame>
        <presentation:notes draw:style-name="dp1">
          <office:forms form:automatic-focus="false" form:apply-design-mode="false"/>
          <draw:page-thumbnail draw:style-name="gr2" draw:layer="layout" svg:width="14.848cm" svg:height="11.136cm" svg:x="3.075cm" svg:y="2.257cm" draw:page-number="15" presentation:class="page"/>
          <draw:frame presentation:style-name="pr2" draw:text-style-name="P12" draw:layer="layout" svg:width="16.799cm" svg:height="13.364cm" svg:x="2.1cm" svg:y="14.107cm" presentation:class="notes" presentation:placeholder="true">
            <draw:text-box/>
          </draw:frame>
        </presentation:notes>
      </draw:page>
      <draw:page draw:name="page1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33">
              <table:table-cell table:style-name="ce10">
                <text:p text:style-name="P19"><text:span text:style-name="T11">So how do our devices know what resolver to use?</text:span></text:p>
              </table:table-cell>
              <table:table-cell table:style-name="ce2"/>
              <table:table-cell table:style-name="ce4"/>
            </table:table-row>
            <table:table-row table:style-name="ro34">
              <table:table-cell table:style-name="ce10">
                <text:p text:style-name="P20"><text:span text:style-name="T11">Well, by default, they will use the one that is configured by the network administrator.</text:span></text:p>
              </table:table-cell>
              <table:table-cell table:style-name="ce2"/>
              <table:table-cell table:style-name="ce3"/>
            </table:table-row>
            <table:table-row table:style-name="ro35">
              <table:table-cell table:style-name="ce10">
                <text:p text:style-name="P3"><text:span text:style-name="T11">In a home network, that is your ISP and they’ll likely configure their own resolvers, but you can always choose another one.</text:span></text:p>
              </table:table-cell>
              <table:table-cell table:style-name="ce2"/>
              <table:table-cell table:style-name="ce4"/>
            </table:table-row>
            <table:table-row table:style-name="ro36">
              <table:table-cell table:style-name="ce10">
                <text:p text:style-name="P20"><text:span text:style-name="T11">Some recursive resolvers are faster than others, so switching to a resolver hosted by Google or Cloudflare could give you a slight speed bump.</text:span></text:p>
              </table:table-cell>
              <table:table-cell table:style-name="ce2"/>
              <table:table-cell table:style-name="ce4"/>
            </table:table-row>
          </table:table>
          <draw:image xlink:href="Pictures/TablePreview16.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37">
              <table:table-cell table:style-name="ce10">
                <text:p text:style-name="P19"><text:span text:style-name="T11">To speed up DNS even further, recursive resolvers also have a cache, which stores the IP address of domain names that are most frequently being requested.</text:span></text:p>
              </table:table-cell>
              <table:table-cell table:style-name="ce2"/>
              <table:table-cell table:style-name="ce4"/>
            </table:table-row>
            <table:table-row table:style-name="ro38">
              <table:table-cell table:style-name="ce10">
                <text:p text:style-name="P20"><text:span text:style-name="T11">When you go to google.com on your phone, the recursive resolver on your router will look up Google’s IP address, and once it figures that out, stores it in its cache for future reference.</text:span></text:p>
              </table:table-cell>
              <table:table-cell table:style-name="ce2"/>
              <table:table-cell table:style-name="ce3"/>
            </table:table-row>
          </table:table>
          <draw:image xlink:href="Pictures/TablePreview17.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39">
              <table:table-cell table:style-name="ce10">
                <text:p text:style-name="P19"><text:span text:style-name="T11">If another device on your network wants to resolve google.com as well,</text:span></text:p>
                <text:p text:style-name="P19"><text:span text:style-name="T11">your router can instantly give an answer, without having to go through all the hoops of contacting multiple name servers.</text:span></text:p>
                <text:p text:style-name="P19"><text:span text:style-name="T11"/></text:p>
              </table:table-cell>
              <table:table-cell table:style-name="ce2"/>
              <table:table-cell table:style-name="ce4"/>
            </table:table-row>
          </table:table>
          <draw:image xlink:href="Pictures/TablePreview18.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1/1</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40">
              <table:table-cell table:style-name="ce10">
                <text:p text:style-name="P19"><text:span text:style-name="T11">Caching can greatly increase the speed of DNS queries, but it can also be poisonous.</text:span></text:p>
              </table:table-cell>
              <table:table-cell table:style-name="ce2"/>
              <table:table-cell table:style-name="ce4"/>
            </table:table-row>
            <table:table-row table:style-name="ro41">
              <table:table-cell table:style-name="ce10">
                <text:p text:style-name="P20"><text:span text:style-name="T11">Changes to the IP addresses of domain names aren’t immediately</text:span></text:p>
                <text:p text:style-name="P20"><text:span text:style-name="T11">reflected across the world, because the old address is still stored in the cache of many recursive resolvers.</text:span></text:p>
                <text:p text:style-name="P20"><text:span text:style-name="T11"/></text:p>
              </table:table-cell>
              <table:table-cell table:style-name="ce2"/>
              <table:table-cell table:style-name="ce3"/>
            </table:table-row>
          </table:table>
          <draw:image xlink:href="Pictures/TablePreview19.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6cm" svg:x="2.201cm" svg:y="3.801cm">
          <table:table table:template-name="default" table:use-first-row-styles="true" table:use-banding-rows-styles="true">
            <table:table-column table:style-name="co1"/>
            <table:table-column table:style-name="co2"/>
            <table:table-column table:style-name="co4"/>
            <table:table-row table:style-name="ro42">
              <table:table-cell table:style-name="ce10">
                <text:p text:style-name="P19"><text:span text:style-name="T11">To combat this issue, domain owners can define how long an IP address may be cached.</text:span></text:p>
              </table:table-cell>
              <table:table-cell table:style-name="ce2"/>
              <table:table-cell table:style-name="ce4"/>
            </table:table-row>
            <table:table-row table:style-name="ro43">
              <table:table-cell table:style-name="ce10">
                <text:p text:style-name="P3"><text:span text:style-name="T11">Th</text:span><text:span text:style-name="T11">is </text:span><text:span text:style-name="T11">is </text:span><text:span text:style-name="T11">cal</text:span><text:span text:style-name="T11">le</text:span><text:span text:style-name="T11">d </text:span><text:span text:style-name="T11">th</text:span><text:span text:style-name="T11">e </text:span><text:span text:style-name="T11">TT</text:span><text:span text:style-name="T11">L </text:span><text:span text:style-name="T11">or </text:span><text:span text:style-name="T11">ti</text:span><text:span text:style-name="T11">m</text:span><text:span text:style-name="T11">e-</text:span><text:span text:style-name="T11">to-</text:span></text:p>
                <text:p text:style-name="P3"><text:span text:style-name="T11">liv</text:span><text:span text:style-name="T11">e </text:span><text:span text:style-name="T11">an</text:span><text:span text:style-name="T11">d </text:span><text:span text:style-name="T11">is </text:span><text:span text:style-name="T11">ex</text:span><text:span text:style-name="T11">pr</text:span><text:span text:style-name="T11">es</text:span><text:span text:style-name="T11">se</text:span><text:span text:style-name="T11">d </text:span><text:span text:style-name="T11">in </text:span><text:span text:style-name="T11">se</text:span><text:span text:style-name="T11">co</text:span><text:span text:style-name="T11">nd</text:span><text:span text:style-name="T11">s.</text:span></text:p>
              </table:table-cell>
              <table:table-cell table:style-name="ce2"/>
              <table:table-cell table:style-name="ce4"/>
            </table:table-row>
            <table:table-row table:style-name="ro44">
              <table:table-cell table:style-name="ce10">
                <text:p text:style-name="P20"><text:span text:style-name="T11">If a cache record is older than</text:span></text:p>
                <text:p text:style-name="P20"><text:span text:style-name="T11">the given TTL, the resolver must delete it, and after which it has to use the traditional resolving process again.</text:span></text:p>
              </table:table-cell>
              <table:table-cell table:style-name="ce2"/>
              <table:table-cell table:style-name="ce3"/>
            </table:table-row>
          </table:table>
          <draw:image xlink:href="Pictures/TablePreview20.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43cm" svg:x="2.201cm" svg:y="3.801cm">
          <table:table table:template-name="default" table:use-first-row-styles="true" table:use-banding-rows-styles="true">
            <table:table-column table:style-name="co1"/>
            <table:table-column table:style-name="co2"/>
            <table:table-column table:style-name="co4"/>
            <table:table-row table:style-name="ro45">
              <table:table-cell table:style-name="ce10">
                <text:p text:style-name="P20"><text:span text:style-name="T11">But some recursive resolvers don’t </text:span><text:span text:style-name="T11">adhere to this TTL and keep records</text:span></text:p>
                <text:p text:style-name="P20"><text:span text:style-name="T11">in their cache for a longer period of </text:span><text:span text:style-name="T11">time to reduce the load.</text:span></text:p>
                <text:p text:style-name="P20"><text:span text:style-name="T11"/></text:p>
              </table:table-cell>
              <table:table-cell table:style-name="ce2"/>
              <table:table-cell table:style-name="ce4"/>
            </table:table-row>
            <table:table-row table:style-name="ro46">
              <table:table-cell table:style-name="ce10">
                <text:p text:style-name="P3"><text:span text:style-name="T11">This practice is problematic for website owners that want to change the IP address linked to their domain names. But that’s a minor hiccup.</text:span></text:p>
                <text:p text:style-name="P3"><text:span text:style-name="T11"/></text:p>
              </table:table-cell>
              <table:table-cell table:style-name="ce2"/>
              <table:table-cell table:style-name="ce4"/>
            </table:table-row>
          </table:table>
          <draw:image xlink:href="Pictures/TablePreview21.svm" xlink:type="simple" xlink:show="embed" xlink:actuate="onLoad"/>
        </draw:frame>
        <draw:frame draw:style-name="gr3" draw:text-style-name="P21" draw:layer="layout" svg:width="0.502cm" svg:height="1.187cm" svg:x="6.879cm" svg:y="25.196cm">
          <draw:text-box>
            <text:p/>
          </draw:text-box>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2" draw:text-style-name="P12" draw:layer="layout" svg:width="16.799cm" svg:height="13.364cm" svg:x="2.1cm" svg:y="14.107cm" presentation:class="notes" presentation:placeholder="true">
            <draw:text-box/>
          </draw:frame>
        </presentation:notes>
      </draw:page>
      <draw:page draw:name="page2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47">
              <table:table-cell table:style-name="ce10">
                <text:p text:style-name="P19"><text:span text:style-name="T11">It’s clear that DNS is a major cornerstone of the way we use the Internet today. It also has some cool alternative use cases.</text:span></text:p>
              </table:table-cell>
              <table:table-cell table:style-name="ce2"/>
              <table:table-cell table:style-name="ce4"/>
            </table:table-row>
            <table:table-row table:style-name="ro48">
              <table:table-cell table:style-name="ce10">
                <text:p text:style-name="P20"><text:span text:style-name="T11">You can for instance use a custom DNS server to block advertisements or to protect yourself from domain names that spread malware.</text:span></text:p>
              </table:table-cell>
              <table:table-cell table:style-name="ce2"/>
              <table:table-cell table:style-name="ce3"/>
            </table:table-row>
            <table:table-row table:style-name="ro49">
              <table:table-cell table:style-name="ce10">
                <text:p text:style-name="P20"><text:span text:style-name="T11">Sounds complicated but you can easily do it by installing Pi- Hole on a Raspberry Pi and plugging it into your home network.</text:span></text:p>
              </table:table-cell>
              <table:table-cell table:style-name="ce2"/>
              <table:table-cell table:style-name="ce4"/>
            </table:table-row>
          </table:table>
          <draw:image xlink:href="Pictures/TablePreview22.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22" presentation:class="page"/>
          <draw:frame presentation:style-name="pr2" draw:text-style-name="P12" draw:layer="layout" svg:width="16.799cm" svg:height="13.364cm" svg:x="2.1cm" svg:y="14.107cm" presentation:class="notes" presentation:placeholder="true">
            <draw:text-box/>
          </draw:frame>
        </presentation:notes>
      </draw:page>
      <draw:page draw:name="page2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39">
              <table:table-cell table:style-name="ce10">
                <text:p text:style-name="P20"><text:span text:style-name="T11">Pi- Hole acts as a recursive DNS resolver for all your devices, and when a device wants to resolve</text:span></text:p>
                <text:p text:style-name="P20"><text:span text:style-name="T11">ads.google.com for instance, the Pi-Hole will return a local IP address and essentially stop the advertisement from loading. Genius!</text:span></text:p>
                <text:p text:style-name="P20"><text:span text:style-name="T11"/></text:p>
              </table:table-cell>
              <table:table-cell table:style-name="ce2"/>
              <table:table-cell table:style-name="ce4"/>
            </table:table-row>
          </table:table>
          <draw:image xlink:href="Pictures/TablePreview23.svm" xlink:type="simple" xlink:show="embed" xlink:actuate="onLoad"/>
        </draw:frame>
        <draw:frame draw:style-name="gr3" draw:text-style-name="P21" draw:layer="layout" svg:width="0.502cm" svg:height="1.187cm" svg:x="6.879cm" svg:y="25.196cm">
          <draw:text-box>
            <text:p/>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2" draw:text-style-name="P12" draw:layer="layout" svg:width="16.799cm" svg:height="13.364cm" svg:x="2.1cm" svg:y="14.107cm" presentation:class="notes" presentation:placeholder="true">
            <draw:text-box/>
          </draw:frame>
        </presentation:notes>
      </draw:page>
      <draw:page draw:name="page2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50">
              <table:table-cell table:style-name="ce10">
                <text:p text:style-name="P24"><text:span text:style-name="T14">So that’s a quick overview of the Domain Name System.</text:span></text:p>
              </table:table-cell>
              <table:table-cell table:style-name="ce2"/>
              <table:table-cell table:style-name="ce4"/>
            </table:table-row>
            <table:table-row table:style-name="ro51">
              <table:table-cell table:style-name="ce10">
                <text:p text:style-name="P20"><text:span text:style-name="T14">It’s a very open system and undeniably a protocol that makes the web accessible and easy to use for everyone: replacing hard to remember IP addresses with easy to remember domain names.</text:span></text:p>
              </table:table-cell>
              <table:table-cell table:style-name="ce2"/>
              <table:table-cell table:style-name="ce3"/>
            </table:table-row>
            <table:table-row table:style-name="ro52">
              <table:table-cell table:style-name="ce10">
                <text:p text:style-name="P20"><text:span text:style-name="T14">That was it for this video!</text:span></text:p>
              </table:table-cell>
              <table:table-cell table:style-name="ce2"/>
              <table:table-cell table:style-name="ce4"/>
            </table:table-row>
          </table:table>
          <draw:image xlink:href="Pictures/TablePreview24.svm" xlink:type="simple" xlink:show="embed" xlink:actuate="onLoad"/>
        </draw:frame>
        <draw:frame draw:style-name="gr3" draw:text-style-name="P21" draw:layer="layout" svg:width="0.502cm" svg:height="1.187cm" svg:x="6.879cm" svg:y="25.196cm">
          <draw:text-box>
            <text:p/>
          </draw:text-box>
        </draw:frame>
        <presentation:notes draw:style-name="dp2">
          <draw:page-thumbnail draw:style-name="gr2" draw:layer="layout" svg:width="14.848cm" svg:height="11.136cm" svg:x="3.075cm" svg:y="2.257cm" draw:page-number="24" presentation:class="page"/>
          <draw:frame presentation:style-name="pr2" draw:text-style-name="P12" draw:layer="layout" svg:width="16.799cm" svg:height="13.364cm" svg:x="2.1cm" svg:y="14.107cm" presentation:class="notes" presentation:placeholder="true">
            <draw:text-box/>
          </draw:frame>
        </presentation:notes>
      </draw:page>
      <draw:page draw:name="page2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12cm" svg:x="2.201cm" svg:y="3.801cm">
          <table:table table:template-name="default" table:use-first-row-styles="true" table:use-banding-rows-styles="true">
            <table:table-column table:style-name="co1"/>
            <table:table-column table:style-name="co2"/>
            <table:table-column table:style-name="co4"/>
            <table:table-row table:style-name="ro53">
              <table:table-cell table:style-name="ce10">
                <text:p text:style-name="P24"><text:span text:style-name="T14">Let me know what you thought about it in the comments below.</text:span></text:p>
              </table:table-cell>
              <table:table-cell table:style-name="ce2"/>
              <table:table-cell table:style-name="ce4"/>
            </table:table-row>
            <table:table-row table:style-name="ro54">
              <table:table-cell table:style-name="ce10">
                <text:p text:style-name="P20"><text:span text:style-name="T14">If you liked it, give it a thumbs-up and consider getting subscribed to my channel. </text:span></text:p>
              </table:table-cell>
              <table:table-cell table:style-name="ce2"/>
              <table:table-cell table:style-name="ce3"/>
            </table:table-row>
            <table:table-row table:style-name="ro55">
              <table:table-cell table:style-name="ce10">
                <text:p text:style-name="P20"><text:span text:style-name="T14">Thank you so much for watching and till next time! </text:span></text:p>
              </table:table-cell>
              <table:table-cell table:style-name="ce2"/>
              <table:table-cell table:style-name="ce4"/>
            </table:table-row>
          </table:table>
          <draw:image xlink:href="Pictures/TablePreview25.svm" xlink:type="simple" xlink:show="embed" xlink:actuate="onLoad"/>
        </draw:frame>
        <draw:frame draw:style-name="gr3" draw:text-style-name="P21" draw:layer="layout" svg:width="0.502cm" svg:height="1.187cm" svg:x="6.879cm" svg:y="25.196cm">
          <draw:text-box>
            <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5" svg:font-family="OpenSymbol" style:font-charset="x-symbol"/>
    <style:font-face style:name="OpenSymbol6" svg:font-family="OpenSymbol" style:font-adornments="Regular" style:font-charset="x-symbol"/>
    <style:font-face style:name="OpenSymbol3" svg:font-family="OpenSymbol, 'Arial Unicode MS'" style:font-charset="x-symbol"/>
    <style:font-face style:name="Arial Unicode MS2" svg:font-family="'Arial Unicode MS'" style:font-pitch="variable" style:font-charset="x-symbol"/>
    <style:font-face style:name="Liberation Sans4" svg:font-family="'Liberation Sans'" style:font-pitch="variable" style:font-charset="x-symbol"/>
    <style:font-face style:name="Microsoft YaHei2" svg:font-family="'Microsoft YaHei'" style:font-pitch="variable" style:font-charset="x-symbol"/>
    <style:font-face style:name="OpenSymbol4" svg:font-family="OpenSymbol" style:font-pitch="variable" style:font-charset="x-symbol"/>
    <style:font-face style:name="Liberation Sans2" svg:font-family="'Liberation Sans'" style:font-family-generic="roman" style:font-pitch="variable" style:font-charset="x-symbol"/>
    <style:font-face style:name="Arial Unicode MS1" svg:font-family="'Arial Unicode MS'" style:font-family-generic="system" style:font-pitch="variable" style:font-charset="x-symbol"/>
    <style:font-face style:name="Microsoft YaHei1" svg:font-family="'Microsoft YaHei'" style:font-family-generic="system" style:font-pitch="variable" style:font-charset="x-symbol"/>
    <style:font-face style:name="Mangal2" svg:font-family="Mangal"/>
    <style:font-face style:name="OpenSymbol2" svg:font-family="OpenSymbol, 'Arial Unicode MS'"/>
    <style:font-face style:name="Cambria1" svg:font-family="Cambria" style:font-family-generic="roman"/>
    <style:font-face style:name="Lucida Sans Unicode2" svg:font-family="'Lucida Sans Unicode'" style:font-family-generic="swiss"/>
    <style:font-face style:name="Liberation Mono2" svg:font-family="'Liberation Mono', 'Courier New'" style:font-family-generic="modern" style:font-pitch="fixed"/>
    <style:font-face style:name="Source Code Pro Semibold2" svg:font-family="'Source Code Pro Semibold'" style:font-family-generic="modern" style:font-pitch="fixed"/>
    <style:font-face style:name="Mangal1" svg:font-family="Mangal" style:font-pitch="variable"/>
    <style:font-face style:name="OpenSymbol1" svg:font-family="OpenSymbol, 'Arial Unicode MS'" style:font-pitch="variable"/>
    <style:font-face style:name="Liberation Sans1" svg:font-family="'Liberation Sans'" style:font-family-generic="decorative" style:font-pitch="variable"/>
    <style:font-face style:name="Magneto" svg:font-family="Magneto" style:font-family-generic="decorative" style:font-pitch="variable"/>
    <style:font-face style:name="Liberation Mono1" svg:font-family="'Liberation Mono', 'Courier New'" style:font-family-generic="modern" style:font-pitch="variable"/>
    <style:font-face style:name="Source Code Pro Semibold1" svg:font-family="'Source Code Pro Semibold'" style:font-family-generic="modern" style:font-pitch="variable"/>
    <style:font-face style:name="Cambria" svg:font-family="Cambria" style:font-family-generic="roman" style:font-pitch="variable"/>
    <style:font-face style:name="Comic Sans MS" svg:font-family="'Comic Sans M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Source Code Pro Semibold" svg:font-family="'Source Code Pro Semibold'" style:font-family-generic="roman" style:font-pitch="variable"/>
    <style:font-face style:name="Comic Sans MS1" svg:font-family="'Comic Sans MS'" style:font-family-generic="script"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Lucida Sans Unicode1" svg:font-family="'Lucida Sans Unicode'" style:font-family-generic="swiss" style:font-pitch="variable"/>
    <style:font-face style:name="Open Sans1" svg:font-family="'Open Sans'" style:font-family-generic="swiss" style:font-pitch="variable"/>
    <style:font-face style:name="Arial Unicode MS" svg:font-family="'Arial Unicode MS'" style:font-family-generic="system" style:font-pitch="variable"/>
    <style:font-face style:name="Cambria2" svg:font-family="Cambria" style:font-family-generic="system" style:font-pitch="variable"/>
    <style:font-face style:name="Comic Sans MS2" svg:font-family="'Comic Sans M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 Sans2" svg:font-family="'Open Sans'" style:font-family-generic="system" style:font-pitch="variable"/>
    <style:font-face style:name="OpenSymbol7" svg:font-family="OpenSymbol, 'Arial Unicode MS'" style:font-family-generic="system" style:font-pitch="variable"/>
    <style:font-face style:name="Segoe UI" svg:font-family="'Segoe UI'" style:font-family-generic="system" style:font-pitch="variable"/>
    <style:font-face style:name="Source Code Pro Semibold3" svg:font-family="'Source Code Pro Semibold'"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style:font-name="Cambria1" fo:font-family="Cambria" style:font-family-generic="roman" fo:language="en" fo:country="US" style:letter-kerning="true" style:font-name-asian="Mangal1" style:font-family-asian="Mangal" style:font-pitch-asian="variable" style:font-size-asian="12pt" style:language-asian="hi" style:country-asian="IN" style:font-name-complex="Cambria1" style:font-family-complex="Cambria" style:font-family-generic-complex="roman"/>
    </style:style>
    <style:style style:name="Titre_20_1" style:display-name="Titre 1" style:family="graphic">
      <style:paragraph-properties fo:margin-left="1.413cm" fo:margin-right="0cm" fo:margin-top="0.746cm" fo:margin-bottom="0.374cm" fo:text-align="start" fo:text-indent="0cm" style:text-autospace="none"/>
      <style:text-properties style:font-name="Open Sans1" fo:font-family="'Open Sans'" style:font-family-generic="swiss" style:font-pitch="variable" fo:font-size="16pt" fo:language="en" fo:country="US" fo:font-weight="bold" style:font-name-asian="Mangal1"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fo:text-align="justify" style:text-autospace="none"/>
      <style:text-properties style:font-name="Lucida Sans Unicode2" fo:font-family="'Lucida Sans Unicode'" style:font-family-generic="swiss" fo:font-size="13.5pt" fo:language="en" fo:country="US" fo:font-weight="bold" style:font-name-asian="Mangal1"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fo:text-align="justify" style:text-autospace="none"/>
      <style:text-properties style:font-name="Lucida Sans Unicode2" fo:font-family="'Lucida Sans Unicode'" style:font-family-generic="swiss" fo:font-size="12pt" fo:language="en" fo:country="US" fo:font-weight="bold" style:font-name-asian="Mangal1" style:font-family-asian="Mangal" style:font-pitch-asian="variable" style:font-size-asian="14pt" style:font-weight-asian="bold" style:font-weight-complex="bold"/>
    </style:style>
    <style:style style:name="Titre_20_4" style:display-name="Titre 4" style:family="graphic">
      <style:paragraph-properties fo:margin-top="0.374cm" fo:margin-bottom="0.374cm" fo:text-align="justify" style:text-autospace="none"/>
      <style:text-properties style:font-name="Lucida Sans Unicode2" fo:font-family="'Lucida Sans Unicode'" style:font-family-generic="swiss" fo:font-size="11pt" fo:language="en" fo:country="US" fo:font-style="italic" fo:font-weight="bold" style:font-name-asian="Mangal1" style:font-family-asian="Mang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fo:text-align="justify" style:text-autospace="none"/>
      <style:text-properties style:font-name="Lucida Sans Unicode2" fo:font-family="'Lucida Sans Unicode'" style:font-family-generic="swiss" fo:font-size="10pt" fo:language="en" fo:country="US" fo:font-weight="bold" style:font-name-asian="Mangal1" style:font-family-asian="Mangal" style:font-pitch-asian="variable" style:font-size-asian="11.5pt" style:font-weight-asian="bold" style:font-weight-complex="bold"/>
    </style:style>
    <style:style style:name="Titre_20_6" style:display-name="Titre 6" style:family="graphic">
      <style:paragraph-properties fo:margin-top="0.187cm" fo:margin-bottom="0.187cm" fo:text-align="justify" style:text-autospace="none"/>
      <style:text-properties style:font-name="Lucida Sans Unicode2" fo:font-family="'Lucida Sans Unicode'" style:font-family-generic="swiss" fo:font-size="10pt" fo:language="en" fo:country="US" fo:font-style="italic" fo:font-weight="bold" style:font-name-asian="Mangal1" style:font-family-asian="Mang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fo:text-align="justify" style:text-autospace="none"/>
      <style:text-properties style:font-name="Lucida Sans Unicode2" fo:font-family="'Lucida Sans Unicode'" style:font-family-generic="swiss" fo:font-size="9.5pt" fo:language="en" fo:country="US" fo:font-weight="bold" style:font-name-asian="Mangal1" style:font-family-asian="Mangal" style:font-pitch-asian="variable" style:font-size-asian="11pt" style:font-weight-asian="bold" style:font-weight-complex="bold"/>
    </style:style>
    <style:style style:name="Titre_20_8" style:display-name="Titre 8" style:family="graphic">
      <style:paragraph-properties fo:margin-top="0.187cm" fo:margin-bottom="0.187cm" fo:text-align="justify" style:text-autospace="none"/>
      <style:text-properties style:font-name="Lucida Sans Unicode2" fo:font-family="'Lucida Sans Unicode'" style:font-family-generic="swiss" fo:font-size="9.5pt" fo:language="en" fo:country="US" fo:font-style="italic" fo:font-weight="bold" style:font-name-asian="Mangal1"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fo:text-align="justify" style:text-autospace="none"/>
      <style:text-properties style:font-name="Lucida Sans Unicode2" fo:font-family="'Lucida Sans Unicode'" style:font-family-generic="swiss" fo:font-size="9pt" fo:language="en" fo:country="US" fo:font-weight="bold" style:font-name-asian="Mangal1" style:font-family-asian="Mangal" style:font-pitch-asian="variable" style:font-size-asian="10.5pt" style:font-weight-asian="bold" style:font-weight-complex="bold"/>
    </style:style>
    <style:style style:name="code" style:family="graphic">
      <style:paragraph-properties style:text-autospace="none"/>
      <style:text-properties style:font-name="Source Code Pro Semibold2" fo:font-family="'Source Code Pro Semibold'" style:font-family-generic="modern" style:font-pitch="fixed" fo:language="zxx" fo:country="none" fo:font-weight="normal" style:font-weight-asian="normal" style:font-name-complex="Source Code Pro Semibold2" style:font-family-complex="'Source Code Pro Semibold'" style:font-family-generic-complex="modern" style:font-pitch-complex="fixed" style:font-weight-complex="normal"/>
    </style:style>
    <style:style style:name="Caractères_20_de_20_numérotation" style:display-name="Caractères de numérotation" style:family="graphic">
      <style:paragraph-properties style:text-autospace="none"/>
      <style:text-properties fo:color="#808080" loext:opacity="100%"/>
    </style:style>
    <style:style style:name="mot-clef" style:family="graphic">
      <style:paragraph-properties style:text-autospace="none"/>
      <style:text-properties fo:language="en" fo:country="GB" fo:font-style="italic" fo:font-weight="bold" style:font-style-asian="italic" style:font-weight-asian="bold" style:font-style-complex="italic"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traduction" style:family="graphic">
      <style:paragraph-properties style:text-autospace="none"/>
      <style:text-properties fo:color="#cc0000" loext:opacity="100%" style:font-name="Comic Sans MS1" fo:font-family="'Comic Sans MS'" style:font-family-generic="script" style:font-pitch="variable" style:font-name-complex="Comic Sans MS1" style:font-family-complex="'Comic Sans MS'" style:font-family-generic-complex="script" style:font-pitch-complex="variable" style:font-size-complex="9pt"/>
    </style:style>
    <style:style style:name="semantique" style:family="graphic">
      <style:paragraph-properties style:text-autospace="none"/>
      <style:text-properties fo:font-size="10pt" fo:font-style="italic" style:font-size-asian="10pt" style:font-style-asian="italic" style:font-size-complex="10pt" style:font-style-complex="italic"/>
    </style:style>
    <style:style style:name="Variable" style:family="graphic">
      <style:paragraph-properties style:text-autospace="none"/>
      <style:text-properties fo:font-style="italic" style:font-style-asian="italic" style:font-style-complex="italic"/>
    </style:style>
    <style:style style:name="Texte_20_source" style:display-name="Texte sourc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Texte_20_non_20_proportionnel" style:display-name="Texte non proportionnel"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Substituant" style:family="graphic">
      <style:paragraph-properties style:text-autospace="none"/>
      <style:text-properties fo:font-variant="small-caps" fo:color="#008080" loext:opacity="100%" style:text-underline-style="dotted" style:text-underline-width="auto" style:text-underline-color="font-color"/>
    </style:style>
    <style:style style:name="Saut_20_d_27_index" style:display-name="Saut d'index" style:family="graphic">
      <style:paragraph-properties style:text-autospace="none"/>
    </style:style>
    <style:style style:name="Saisie_20_de_20_l_27_utilisateur" style:display-name="Saisie de l'utilisateur"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Rubys" style:family="graphic">
      <style:paragraph-properties style:text-autospace="none"/>
      <style:text-properties fo:font-size="6pt" style:text-underline-style="none" style:font-size-asian="6pt" style:font-size-complex="6pt" style:text-emphasiz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érotation_20_de_20_lignes" style:display-name="Numérotation de lignes" style:family="graphic">
      <style:paragraph-properties style:text-autospace="none"/>
    </style:style>
    <style:style style:name="Numéro_20_de_20_page" style:display-name="Numéro de page"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ettrines" style:family="graphic">
      <style:paragraph-properties style:text-autospace="none"/>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_27_index_20_de_20_tableaux" style:display-name="Titre d'index de tableaux"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d_27_index_20_d_27_objets" style:display-name="Titre d'index d'objets"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Titre_20_10" style:display-name="Titre 10" style:family="graphic">
      <style:paragraph-properties fo:margin-top="0.187cm" fo:margin-bottom="0.187cm" fo:text-align="justify" style:text-autospace="none"/>
      <style:text-properties style:font-name="Lucida Sans Unicode2" fo:font-family="'Lucida Sans Unicode'" style:font-family-generic="swiss" fo:font-size="9pt" fo:language="en" fo:country="US" fo:font-weight="bold" style:font-name-asian="Mangal1" style:font-family-asian="Mangal" style:font-pitch-asian="variable" style:font-size-asian="10.5pt" style:font-weight-asian="bold" style:font-weight-complex="bold"/>
    </style:style>
    <style:style style:name="Alinéa_20_négatif" style:display-name="Alinéa négatif" style:family="graphic">
      <style:paragraph-properties fo:margin-left="1.764cm" fo:margin-right="0cm" fo:margin-top="0cm" fo:margin-bottom="0.436cm" fo:line-height="110%" fo:text-align="justify" fo:text-indent="-0.88cm" style:text-autospace="none">
        <style:tab-stops>
          <style:tab-stop style:position="1.764cm"/>
        </style:tab-stops>
      </style:paragraph-properties>
      <style:text-properties fo:font-size="12pt" fo:language="en" fo:country="GB" style:font-size-asian="12pt" style:font-size-complex="12pt"/>
    </style:style>
    <style:style style:name="Bibliographie_20_1" style:display-name="Bibliographie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 style:family="graphic">
      <style:paragraph-properties fo:text-align="justify" style:text-autospace="none"/>
      <style:text-properties style:font-name="Cambria1" fo:font-family="Cambria" style:font-family-generic="roman" fo:font-size="12pt" fo:language="en" fo:country="US" style:font-name-asian="Mangal2" style:font-family-asian="Mangal"/>
    </style:style>
    <style:style style:name="Contenu_20_de_20_cadre" style:display-name="Contenu de cadre" style:family="graphic">
      <style:paragraph-properties fo:text-align="justify" style:text-autospace="none"/>
      <style:text-properties fo:font-size="12pt" fo:language="en" fo:country="US" style:font-size-asian="12pt" style:font-size-complex="12pt"/>
    </style:style>
    <style:style style:name="Contenu_20_de_20_tableau" style:display-name="Contenu de tableau" style:family="graphic">
      <style:paragraph-properties fo:text-align="justify" style:text-autospace="none"/>
      <style:text-properties fo:font-size="12pt" fo:language="en" fo:country="US" style:font-size-asian="12pt" style:font-size-complex="12pt"/>
    </style:style>
    <style:style style:name="Dessin"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Légende"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Destinataire" style:family="graphic">
      <style:paragraph-properties fo:margin-top="0cm" fo:margin-bottom="0.187cm" fo:text-align="justify" style:text-autospace="none"/>
      <style:text-properties fo:font-size="12pt" fo:language="en" fo:country="US" style:font-size-asian="12pt" style:font-size-complex="12pt"/>
    </style:style>
    <style:style style:name="En-têt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Contenu_20_de_20_liste" style:display-name="Contenu de liste" style:family="graphic">
      <style:paragraph-properties fo:margin-left="1.764cm" fo:margin-right="0cm" fo:text-align="justify" fo:text-indent="0cm" style:text-autospace="none"/>
      <style:text-properties fo:font-size="12pt" fo:language="en" fo:country="US" style:font-size-asian="12pt" style:font-size-complex="12pt"/>
    </style:style>
    <style:style style:name="En-tête_20_de_20_liste" style:display-name="En-tête de liste" style:family="graphic">
      <style:paragraph-properties fo:margin-left="0cm" fo:margin-right="0cm" fo:text-align="justify" fo:text-indent="0cm" style:text-autospace="none"/>
      <style:text-properties fo:font-size="12pt" fo:language="en" fo:country="US" style:font-size-asian="12pt" style:font-size-complex="12pt"/>
    </style:style>
    <style:style style:name="En-tête_20_gauche" style:display-name="En-têt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En-tête_20_droit" style:display-name="En-têt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Illustration"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Formule_20_finale" style:display-name="Formule finale" style:family="graphic">
      <style:paragraph-properties fo:text-align="justify" style:text-autospace="none"/>
      <style:text-properties fo:font-size="12pt" fo:language="en" fo:country="US" style:font-size-asian="12pt" style:font-size-complex="12pt"/>
    </style:style>
    <style:style style:name="Expéditeur" style:family="graphic">
      <style:paragraph-properties fo:margin-top="0cm" fo:margin-bottom="0.187cm" fo:text-align="justify" style:text-autospace="none"/>
      <style:text-properties fo:font-size="12pt" fo:language="en" fo:country="US" style:font-size-asian="12pt" style:font-size-complex="12pt"/>
    </style:style>
    <style:style style:name="Index_20_d_27_objets_20_1" style:display-name="Index d'objet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de_20_tableaux_20_1" style:display-name="Index de tableau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des_20_illustrations_20_1" style:display-name="Index des illustration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lexical_20_1" style:display-name="Index lexical 1"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2" style:display-name="Index lexical 2" style:family="graphic">
      <style:paragraph-properties fo:margin-left="0.88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3" style:display-name="Index lexical 3" style:family="graphic">
      <style:paragraph-properties fo:margin-left="1.76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_3a__20_séparateur" style:display-name="Index lexical : séparateur"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2" style:font-family-asian="Mangal"/>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font-weight-complex="bold"/>
    </style:style>
    <style:style style:name="Index_20_personnalisé_20_1" style:display-name="Index personnalisé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2" style:display-name="Index personnalisé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5" style:display-name="Index personnalisé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4" style:display-name="Index personnalisé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3" style:display-name="Index personnalisé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7" style:display-name="Index personnalisé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6" style:display-name="Index personnalisé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10" style:display-name="Index personnalisé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9" style:display-name="Index personnalisé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Index_20_personnalisé_20_8" style:display-name="Index personnalisé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Ligne_20_horizontale" style:display-name="Ligne horizontale" style:family="graphic">
      <style:paragraph-properties fo:margin-top="0cm" fo:margin-bottom="0.88cm" fo:text-align="justify" style:text-autospace="none"/>
      <style:text-properties fo:font-size="6pt" fo:language="en" fo:country="US" style:font-size-asian="6pt" style:font-size-complex="6pt"/>
    </style:style>
    <style:style style:name="Note_20_de_20_bas_20_de_20_page" style:display-name="Note de bas de page"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de_20_fin" style:display-name="Note de fin"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en_20_marge" style:display-name="Note en marge" style:family="graphic">
      <style:paragraph-properties fo:margin-left="7.057cm" fo:margin-right="0cm" fo:margin-top="0cm" fo:margin-bottom="0.436cm" fo:line-height="110%" fo:text-align="justify" fo:text-indent="0cm" style:text-autospace="none"/>
      <style:text-properties fo:font-size="12pt" fo:language="en" fo:country="GB" style:font-size-asian="12pt" style:font-size-complex="12pt"/>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Liste" style:family="graphic">
      <style:paragraph-properties fo:margin-top="0cm" fo:margin-bottom="0.436cm" fo:line-height="110%" fo:text-align="justify" style:text-autospace="none"/>
      <style:text-properties style:font-name="Cambria1" fo:font-family="Cambria" style:font-family-generic="roman" fo:font-size="12pt" fo:language="en" fo:country="GB" style:font-name-asian="Mangal2" style:font-family-asian="Mangal"/>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1" style:display-name="Numérotation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 style:display-name="Numérotation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Numérotation_20_3" style:display-name="Numérotation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4" style:display-name="Numérotation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5" style:display-name="Numérotation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ied_20_de_20_page" style:display-name="Pied de page" style:family="graphic">
      <style:paragraph-properties fo:text-align="justify" style:text-autospace="none">
        <style:tab-stops>
          <style:tab-stop style:position="14.993cm" style:type="center"/>
          <style:tab-stop style:position="29.986cm" style:type="right"/>
        </style:tab-stops>
      </style:paragraph-properties>
      <style:text-properties fo:color="#666666" loext:opacity="100%" style:font-name="Open Sans1" fo:font-family="'Open Sans'" style:font-family-generic="swiss" style:font-pitch="variable" fo:language="en" fo:country="US" fo:text-shadow="none" style:font-name-complex="Open Sans1" style:font-family-complex="'Open Sans'" style:font-family-generic-complex="swiss" style:font-pitch-complex="variable" style:font-size-complex="9pt"/>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ied_20_de_20_page_20_droit" style:display-name="Pied de pag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ied_20_de_20_page_20_gauche" style:display-name="Pied de pag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1" style:display-name="Puce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2" style:display-name="Puce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3" style:display-name="Puce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4" style:display-name="Puce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5" style:display-name="Puce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2" style:font-family-asian="Mangal"/>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2" style:font-family-asian="Mangal"/>
    </style:style>
    <style:style style:name="Retrait_20_de_20_corps_20_de_20_texte" style:display-name="Retrait de corps de texte" style:family="graphic">
      <style:paragraph-properties fo:margin-left="0.88cm" fo:margin-right="0cm" fo:margin-top="0cm" fo:margin-bottom="0.436cm" fo:line-height="110%" fo:text-align="justify" fo:text-indent="0cm" style:text-autospace="none"/>
      <style:text-properties fo:font-size="12pt" fo:language="en" fo:country="GB" style:font-size-asian="12pt" style:font-size-complex="12pt"/>
    </style:style>
    <style:style style:name="Retrait_20_de_20_liste" style:display-name="Retrait de liste" style:family="graphic">
      <style:paragraph-properties fo:margin-left="8.821cm" fo:margin-right="0cm" fo:margin-top="0cm" fo:margin-bottom="0.436cm" fo:line-height="110%" fo:text-align="justify" fo:text-indent="-7.938cm" style:text-autospace="none">
        <style:tab-stops>
          <style:tab-stop style:position="8.821cm"/>
        </style:tab-stops>
      </style:paragraph-properties>
      <style:text-properties fo:font-size="12pt" fo:language="en" fo:country="GB" style:font-size-asian="12pt" style:font-size-complex="12pt"/>
    </style:style>
    <style:style style:name="Signature" style:family="graphic">
      <style:paragraph-properties fo:text-align="justify" style:text-autospace="none"/>
      <style:text-properties fo:font-size="12pt" fo:language="en" fo:country="US" style:font-size-asian="12pt" style:font-size-complex="12pt"/>
    </style:style>
    <style:style style:name="Texte_20_préformaté" style:display-name="Texte préformaté" style:family="graphic">
      <style:paragraph-properties fo:margin-top="0cm" fo:margin-bottom="0cm" fo:text-align="justify" style:text-autospace="none"/>
      <style:text-properties style:font-name="Liberation Mono2" fo:font-family="'Liberation Mono', 'Courier New'" style:font-family-generic="modern" style:font-pitch="fixed" fo:font-size="10pt" fo:language="en" fo:country="US" style:font-name-asian="Liberation Mono2" style:font-family-asian="'Liberation Mono', 'Courier New'" style:font-family-generic-asian="modern" style:font-pitch-asian="fixed" style:font-size-asian="10pt"/>
    </style:style>
    <style:style style:name="Tableau" style:family="graphic">
      <style:paragraph-properties fo:margin-top="0.374cm" fo:margin-bottom="0.374cm" fo:text-align="justify" style:text-autospace="none"/>
      <style:text-properties style:font-name="Lucida Sans Unicode2" fo:font-family="'Lucida Sans Unicode'" style:font-family-generic="swiss" fo:font-size="10pt" fo:language="en" fo:country="US" fo:font-style="italic" style:font-name-asian="Mangal2" style:font-family-asian="Mangal" style:font-size-asian="12pt" style:font-style-asian="italic" style:font-style-complex="italic"/>
    </style:style>
    <style:style style:name="Table_20_des_20_matières_20_niveau_20_10" style:display-name="Table des matières niveau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9" style:display-name="Table des matières niveau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8" style:display-name="Table des matières niveau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7" style:display-name="Table des matières niveau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6" style:display-name="Table des matières niveau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5" style:display-name="Table des matières niveau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4" style:display-name="Table des matières niveau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3" style:display-name="Table des matières niveau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2" style:display-name="Table des matières niveau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Table_20_des_20_matières_20_niveau_20_1" style:display-name="Table des matières niveau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Quo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Ci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sigle" style:family="graphic">
      <style:paragraph-properties style:text-autospace="none"/>
      <style:text-properties fo:font-variant="small-caps" fo:font-size="11pt" fo:language="zxx" fo:country="none" style:font-size-asian="11pt" style:font-size-complex="11pt"/>
    </style:style>
    <style:style style:name="Accentuation_20_forte" style:display-name="Accentuation forte" style:family="graphic">
      <style:paragraph-properties style:text-autospace="none"/>
      <style:text-properties fo:font-weight="bold"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justify" fo:text-indent="0cm" style:text-autospace="none"/>
      <style:text-properties style:font-name="Lucida Sans Unicode2" fo:font-family="'Lucida Sans Unicode'" style:font-family-generic="swiss" fo:font-size="16pt" fo:language="en" fo:country="US" fo:font-weight="bold" style:font-name-asian="Mangal1" style:font-family-asian="Mangal" style:font-pitch-asian="variable" style:font-size-asian="16pt" style:font-weight-asian="bold"/>
    </style:style>
    <style:style style:name="Illustration_20_Index_20_1" style:display-name="Illustration Inde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2" style:font-family-asian="Mangal"/>
    </style:style>
    <style:style style:name="En-tête_20_et_20_pied_20_de_20_page" style:display-name="En-tête et pied de pag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Liste_20_1_20_fin" style:display-name="Liste 1 fin" style:family="graphic">
      <style:paragraph-properties fo:margin-left="1.12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1" style:display-name="Liste 1" style:family="graphic">
      <style:paragraph-properties fo:margin-left="1.12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1_20_début" style:display-name="Liste 1 début" style:family="graphic">
      <style:paragraph-properties fo:margin-left="1.12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1_20_suite" style:display-name="Liste 1 suite" style:family="graphic">
      <style:paragraph-properties fo:margin-left="1.12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2_20_fin" style:display-name="Liste 2 fin" style:family="graphic">
      <style:paragraph-properties fo:margin-left="2.24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2" style:display-name="Liste 2" style:family="graphic">
      <style:paragraph-properties fo:margin-left="2.24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2_20_début" style:display-name="Liste 2 début" style:family="graphic">
      <style:paragraph-properties fo:margin-left="2.24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2_20_suite" style:display-name="Liste 2 suite" style:family="graphic">
      <style:paragraph-properties fo:margin-left="2.24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3_20_début" style:display-name="Liste 3 début" style:family="graphic">
      <style:paragraph-properties fo:margin-left="3.3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3" style:display-name="Liste 3" style:family="graphic">
      <style:paragraph-properties fo:margin-left="3.3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3_20_fin" style:display-name="Liste 3 fin" style:family="graphic">
      <style:paragraph-properties fo:margin-left="3.3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3_20_suite" style:display-name="Liste 3 suite" style:family="graphic">
      <style:paragraph-properties fo:margin-left="3.3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4_20_début" style:display-name="Liste 4 début" style:family="graphic">
      <style:paragraph-properties fo:margin-left="4.48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4" style:display-name="Liste 4" style:family="graphic">
      <style:paragraph-properties fo:margin-left="4.48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4_20_fin" style:display-name="Liste 4 fin" style:family="graphic">
      <style:paragraph-properties fo:margin-left="4.48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4_20_suite" style:display-name="Liste 4 suite" style:family="graphic">
      <style:paragraph-properties fo:margin-left="4.48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Liste_20_5_20_début" style:display-name="Liste 5 début" style:family="graphic">
      <style:paragraph-properties fo:margin-left="5.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5" style:display-name="Liste 5" style:family="graphic">
      <style:paragraph-properties fo:margin-left="5.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5_20_fin" style:display-name="Liste 5 fin" style:family="graphic">
      <style:paragraph-properties fo:margin-left="5.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2" style:font-family-asian="Mangal"/>
    </style:style>
    <style:style style:name="Liste_20_5_20_suite" style:display-name="Liste 5 suite" style:family="graphic">
      <style:paragraph-properties fo:margin-left="5.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2" style:font-family-asian="Mangal"/>
    </style:style>
    <style:style style:name="Retrait_20_de_20_première_20_ligne" style:display-name="Retrait de première ligne" style:family="graphic">
      <style:paragraph-properties fo:margin-left="0cm" fo:margin-right="0cm" fo:margin-top="0cm" fo:margin-bottom="0.178cm" fo:line-height="110%" fo:text-align="justify" fo:text-indent="0.88cm" style:text-autospace="none" style:writing-mode="lr-tb"/>
      <style:text-properties fo:font-size="11pt" fo:language="en" fo:country="US" style:font-size-asian="11pt" style:font-size-complex="11pt"/>
    </style:style>
    <style:style style:name="Corps_20_de_20_texte" style:display-name="Corps de texte" style:family="graphic">
      <style:paragraph-properties fo:margin-left="1.413cm" fo:margin-right="0cm" fo:margin-top="0cm" fo:margin-bottom="0.178cm" fo:line-height="110%" fo:text-align="justify" fo:text-indent="-1.413cm" style:text-autospace="none" style:writing-mode="lr-tb"/>
      <style:text-properties fo:font-size="11pt" fo:language="en" fo:country="US" style:font-size-asian="11pt" style:font-size-complex="11pt"/>
    </style:style>
    <style:style style:name="Titre_20_principal" style:display-name="Titre principal" style:family="graphic">
      <style:paragraph-properties fo:margin-top="0.746cm" fo:margin-bottom="0.374cm" fo:text-align="center" style:text-autospace="none"/>
      <style:text-properties style:font-name="Lucida Sans Unicode2" fo:font-family="'Lucida Sans Unicode'" style:font-family-generic="swiss" fo:font-size="28pt" fo:language="en" fo:country="US" fo:font-weight="bold" style:font-name-asian="Mangal1" style:font-family-asian="Mangal" style:font-pitch-asian="variable" style:font-size-asian="28pt" style:font-weight-asian="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svg:stroke-color="#3465a4" draw:fill="none" draw:textarea-horizontal-align="left" draw:auto-grow-height="false" draw:fit-to-size="false" style:shrink-to-fit="true" fo:padding-top="0.1cm" fo:padding-bottom="0.1cm">
        <text:list-style style:name="Standard-outline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6" fo:color="#c1121f" fo:font-size="100%"/>
          </text:list-level-style-bullet>
          <text:list-level-style-bullet text:level="9" text:bullet-char="">
            <style:list-level-properties text:space-before="10.2cm" text:min-label-width="0.6cm"/>
            <style:text-properties style:font-name="OpenSymbol6" fo:color="#c1121f" fo:font-size="100%"/>
          </text:list-level-style-bullet>
          <text:list-level-style-bullet text:level="10" text:bullet-char="">
            <style:list-level-properties text:space-before="11.4cm" text:min-label-width="0.6cm"/>
            <style:text-properties style:font-name="OpenSymbol6" fo:color="#c1121f" fo:font-size="100%"/>
          </text:list-level-style-bullet>
        </text:list-style>
      </style:graphic-properties>
      <style:paragraph-properties fo:margin-left="0cm" fo:margin-right="0cm" fo:margin-top="0.499cm" fo:margin-bottom="0cm" fo:text-indent="0cm"/>
      <style:text-properties fo:font-variant="normal" fo:text-transform="none" fo:color="#002377"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style:font-name="Cambria" fo:font-family="Cambria" style:font-family-generic="roman" style:font-pitch="variable" fo:font-size="16pt" fo:language="en" fo:country="GB" fo:font-weight="normal" style:font-size-asian="16pt" style:font-weight-asian="normal" style:font-size-complex="16pt" style:font-weight-complex="normal"/>
    </style:style>
    <style:style style:name="Standard-outline3" style:family="presentation" style:parent-style-name="Standard-outline2">
      <style:paragraph-properties fo:margin-top="0.3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4" style:family="presentation" style:parent-style-name="Standard-outline3">
      <style:paragraph-properties fo:margin-top="0.2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5" style:family="presentation" style:parent-style-name="Standard-outline4">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6" style:family="presentation" style:parent-style-name="Standard-outline5">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7" style:family="presentation" style:parent-style-name="Standard-outline6">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width="0.053cm" svg:stroke-color="#c1121f" draw:fill="none" draw:textarea-vertical-align="top" fo:padding-top="0.1cm" fo:padding-bottom="0.1cm" fo:padding-left="0.3cm" fo:padding-right="0.3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c1121f"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808080" draw:marker-start-width="0.321cm" draw:marker-end-width="0.321cm" draw:fill="gradient" draw:fill-gradient-name="Gradient_20_8" draw:gradient-step-count="0" draw:textarea-vertical-align="middle" fo:padding-top="0.165cm" fo:padding-bottom="0.165cm" fo:padding-left="0.29cm" fo:padding-right="0.29cm"/>
    </style:style>
    <style:style style:name="Mgr4" style:family="graphic" style:parent-style-name="standard">
      <style:graphic-properties draw:stroke="none" svg:stroke-width="0cm" svg:stroke-color="#808080" draw:marker-start-width="0.321cm" draw:marker-end-width="0.321cm" draw:fill="solid" draw:fill-color="#808080" draw:gradient-step-count="0" draw:opacity="100%" draw:textarea-horizontal-align="center" draw:textarea-vertical-align="middle" fo:padding-top="0.165cm" fo:padding-bottom="0.165cm" fo:padding-left="0.29cm" fo:padding-right="0.29cm"/>
    </style:style>
    <style:style style:name="Mgr5" style:family="graphic" style:parent-style-name="objectwithoutfill">
      <style:graphic-properties draw:stroke="none" svg:stroke-width="0cm" svg:stroke-color="#808080" draw:marker-start-width="0.321cm" draw:marker-end-width="0.321cm" draw:fill="solid" draw:fill-color="#eeeeee" draw:textarea-vertical-align="middle" fo:padding-top="0.165cm" fo:padding-bottom="0.165cm" fo:padding-left="0.29cm" fo:padding-right="0.29cm"/>
    </style:style>
    <style:style style:name="Mgr6" style:family="graphic" style:parent-style-name="standard">
      <style:graphic-properties draw:stroke="none" svg:stroke-width="0cm" svg:stroke-color="#808080" draw:marker-start-width="0.321cm" draw:marker-end-width="0.321cm" draw:fill="solid" draw:fill-color="#808080" draw:opacity="100%" draw:textarea-horizontal-align="center" draw:textarea-vertical-align="middle" fo:padding-top="0.165cm" fo:padding-bottom="0.165cm" fo:padding-left="0.29cm" fo:padding-right="0.29cm"/>
    </style:style>
    <style:style style:name="Mgr7" style:family="graphic" style:parent-style-name="objectwithoutfill">
      <style:graphic-properties draw:stroke="none" svg:stroke-width="0cm" svg:stroke-color="#808080" draw:marker-start-width="0.321cm" draw:marker-end-width="0.321cm" draw:fill="solid" draw:fill-color="#cccccc" draw:textarea-vertical-align="middle" fo:padding-top="0.165cm" fo:padding-bottom="0.165cm" fo:padding-left="0.29cm" fo:padding-right="0.29cm"/>
    </style:style>
    <style:style style:name="Mgr8" style:family="graphic" style:parent-style-name="objectwithoutfill">
      <style:graphic-properties draw:stroke="none" svg:stroke-width="0cm" svg:stroke-color="#808080" draw:marker-start-width="0.321cm" draw:marker-end-width="0.321cm" draw:fill="solid" draw:fill-color="#b2b2b2" draw:textarea-vertical-align="middle" fo:padding-top="0.165cm" fo:padding-bottom="0.165cm" fo:padding-left="0.29cm" fo:padding-right="0.29cm"/>
    </style:style>
    <style:style style:name="Mgr9" style:family="graphic" style:parent-style-name="objectwithoutfill">
      <style:graphic-properties draw:stroke="none" svg:stroke-width="0cm" svg:stroke-color="#808080" draw:marker-start-width="0.321cm" draw:marker-end-width="0.321cm" draw:fill="solid" draw:fill-color="#999999" draw:textarea-vertical-align="middle" fo:padding-top="0.165cm" fo:padding-bottom="0.165cm" fo:padding-left="0.29cm" fo:padding-right="0.29cm"/>
    </style:style>
    <style:style style:name="Mgr10" style:family="graphic" style:parent-style-name="standard">
      <style:graphic-properties draw:stroke="none" draw:fill="solid" draw:fill-color="#ffffff" draw:textarea-horizontal-align="center" draw:textarea-vertical-align="middle" fo:min-height="1.916cm" draw:shadow="hidden"/>
    </style:style>
    <style:style style:name="Mgr11" style:family="graphic" style:parent-style-name="standard">
      <style:graphic-properties draw:stroke="none" draw:fill="solid" draw:fill-color="#002377" draw:textarea-horizontal-align="center" draw:textarea-vertical-align="middle" fo:min-height="1.916cm" draw:shadow="hidden"/>
    </style:style>
    <style:style style:name="Mgr12" style:family="graphic" style:parent-style-name="standard">
      <style:graphic-properties draw:stroke="none" draw:fill="solid" draw:fill-color="#c1121f" draw:textarea-horizontal-align="center" draw:textarea-vertical-align="middle" fo:min-height="1.916cm" draw:shadow="hidden"/>
    </style:style>
    <style:style style:name="Mgr13" style:family="graphic" style:parent-style-name="standard">
      <style:graphic-properties draw:stroke="none" svg:stroke-width="0.081cm" svg:stroke-color="#ffffff" draw:marker-start-width="0.321cm" draw:marker-end-width="0.321cm" svg:stroke-opacity="100%" draw:fill="solid" draw:fill-color="#ffffff" draw:opacity="100%" draw:textarea-horizontal-align="center" draw:textarea-vertical-align="middle" fo:min-height="1.15cm" fo:padding-top="0.165cm" fo:padding-bottom="0.165cm" fo:padding-left="0.29cm" fo:padding-right="0.29cm" draw:shadow="hidden"/>
    </style:style>
    <style:style style:name="Mgr14" style:family="graphic" style:parent-style-name="standard">
      <style:graphic-properties draw:stroke="none" svg:stroke-width="0.081cm" svg:stroke-color="#ffffff" draw:marker-start-width="0.321cm" draw:marker-end-width="0.321cm" svg:stroke-opacity="100%" draw:fill="solid" draw:fill-color="#c1121f" draw:opacity="100%" draw:textarea-horizontal-align="center" draw:textarea-vertical-align="middle" fo:min-height="1.15cm" fo:padding-top="0.165cm" fo:padding-bottom="0.165cm" fo:padding-left="0.29cm" fo:padding-right="0.29cm" draw:shadow="hidden"/>
    </style:style>
    <style:style style:name="Mgr15" style:family="graphic" style:parent-style-name="standard">
      <style:graphic-properties draw:stroke="none" svg:stroke-width="0.081cm" svg:stroke-color="#ffffff" draw:marker-start-width="0.321cm" draw:marker-end-width="0.321cm" svg:stroke-opacity="100%" draw:fill="solid" draw:fill-color="#002377" draw:opacity="100%" draw:textarea-horizontal-align="center" draw:textarea-vertical-align="middle" fo:min-height="1.15cm" fo:padding-top="0.165cm" fo:padding-bottom="0.165cm" fo:padding-left="0.29cm" fo:padding-right="0.29cm" draw:shadow="hidden"/>
    </style:style>
    <style:style style:name="Mgr16" style:family="graphic" style:parent-style-name="objectwithoutfill">
      <style:graphic-properties draw:stroke="solid" svg:stroke-color="#ffffff" draw:fill="solid" draw:fill-color="#002377" draw:textarea-vertical-align="middle"/>
    </style:style>
    <style:style style:name="Mgr17" style:family="graphic" style:parent-style-name="standard">
      <style:graphic-properties draw:stroke="none" draw:fill="solid" draw:fill-color="#ffffff" draw:textarea-horizontal-align="justify" draw:textarea-vertical-align="middle" draw:auto-grow-height="false" fo:min-height="2.75cm" fo:min-width="2.5cm" draw:shadow="hidden"/>
    </style:style>
    <style:style style:name="Mgr18" style:family="graphic" style:parent-style-name="objectwithoutfill">
      <style:graphic-properties draw:stroke="none" svg:stroke-color="#3465a4" draw:fill="solid" draw:fill-color="#c1121f" draw:textarea-vertical-align="middle" draw:auto-grow-height="false" fo:min-height="2.75cm" fo:min-width="2.5cm"/>
    </style:style>
    <style:style style:name="Mgr19" style:family="graphic" style:parent-style-name="standard">
      <style:graphic-properties draw:stroke="none" draw:fill="solid" draw:fill-color="#c1121f" draw:textarea-horizontal-align="justify" draw:textarea-vertical-align="middle" draw:auto-grow-height="false" fo:min-height="2.75cm" fo:min-width="2.5cm" draw:shadow="hidden"/>
    </style:style>
    <style:style style:name="Mgr20" style:family="graphic" style:parent-style-name="standard">
      <style:graphic-properties draw:stroke="none" svg:stroke-width="0cm" svg:stroke-color="#ffffff" draw:marker-start-width="0.321cm" draw:marker-end-width="0.321cm" draw:fill="solid" draw:fill-color="#ffffff" draw:opacity="100%" draw:textarea-horizontal-align="center" draw:textarea-vertical-align="middle" fo:padding-top="0.165cm" fo:padding-bottom="0.165cm" fo:padding-left="0.29cm" fo:padding-right="0.29cm"/>
    </style:style>
    <style:style style:name="Mgr21" style:family="graphic" style:parent-style-name="objectwithoutfill">
      <style:graphic-properties svg:stroke-width="0.028cm" svg:stroke-color="#808080" draw:marker-start-width="0.242cm" draw:marker-end-width="0.242cm" draw:fill="solid" draw:fill-color="#999999" draw:textarea-vertical-align="middle" fo:padding-top="0.139cm" fo:padding-bottom="0.139cm" fo:padding-left="0.264cm" fo:padding-right="0.264cm"/>
    </style:style>
    <style:style style:name="Mgr22" style:family="graphic" style:parent-style-name="standard">
      <style:graphic-properties svg:stroke-width="0.028cm" svg:stroke-color="#808080" draw:marker-start-width="0.242cm" draw:marker-end-width="0.242cm" draw:fill="gradient" draw:fill-gradient-name="Gradient_20_11" draw:textarea-horizontal-align="justify" draw:textarea-vertical-align="middle" draw:auto-grow-height="false" fo:min-height="1.75cm" fo:min-width="12.5cm" fo:padding-top="0.139cm" fo:padding-bottom="0.139cm" fo:padding-left="0.264cm" fo:padding-right="0.264cm"/>
    </style:style>
    <style:style style:name="Mgr23" style:family="graphic" style:parent-style-name="standard">
      <style:graphic-properties draw:stroke="none" svg:stroke-color="#000000" draw:fill="none" draw:fill-color="#ffffff" draw:textarea-vertical-align="middle" fo:min-height="1.6cm"/>
      <style:paragraph-properties style:writing-mode="lr-tb"/>
    </style:style>
    <style:style style:name="Mgr24" style:family="graphic" style:parent-style-name="standard">
      <style:graphic-properties draw:stroke="none" svg:stroke-color="#000000" draw:fill="none" draw:fill-color="#ffffff" draw:textarea-vertical-align="middle" fo:min-height="1.347cm" fo:padding-top="0cm" fo:padding-bottom="0cm" fo:padding-left="0cm" fo:padding-right="0cm"/>
      <style:paragraph-properties style:writing-mode="lr-tb"/>
    </style:style>
    <style:style style:name="Mgr25"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gr26"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aragraph-properties style:writing-mode="lr-tb"/>
    </style:style>
    <style:style style:name="Mgr27" style:family="graphic" style:parent-style-name="standard">
      <style:graphic-properties draw:stroke="none" svg:stroke-color="#000000" draw:fill="none" draw:fill-color="#ffffff" draw:textarea-vertical-align="middle" draw:auto-grow-height="true" draw:auto-grow-width="false" fo:max-height="0cm" fo:min-height="0.71cm"/>
      <style:paragraph-properties style:writing-mode="lr-tb"/>
    </style:style>
    <style:style style:name="M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outline1">
      <style:graphic-properties fo:min-height="12.18cm"/>
      <style:paragraph-properties style:writing-mode="lr-tb"/>
    </style:style>
    <style:style style:name="Mpr2" style:family="presentation" style:parent-style-name="Standard-backgroundobjects">
      <style:graphic-properties draw:stroke="solid" svg:stroke-width="0.053cm" svg:stroke-color="#c1121f" draw:marker-start-width="0.279cm" draw:marker-end-width="0.279cm" draw:fill-color="#c1121f" draw:textarea-vertical-align="middle" draw:auto-grow-height="false" fo:min-height="0.748cm" fo:min-width="3.148cm" fo:padding-top="0.026cm" fo:padding-bottom="0.026cm" fo:padding-left="0.026cm" fo:padding-right="0.026cm"/>
      <style:paragraph-properties style:writing-mode="lr-tb"/>
    </style:style>
    <style:style style:name="Mpr3" style:family="presentation" style:parent-style-name="Standard-backgroundobjects">
      <style:graphic-properties svg:stroke-width="0.053cm" svg:stroke-color="#808080" draw:marker-start-width="0.279cm" draw:marker-end-width="0.279cm" draw:fill="none" draw:textarea-vertical-align="middle" draw:auto-grow-height="false" fo:min-height="0.748cm" fo:min-width="23.148cm" fo:padding-top="0.026cm" fo:padding-bottom="0.026cm" fo:padding-left="0.026cm" fo:padding-right="0.026cm"/>
    </style:style>
    <style:style style:name="Mpr4" style:family="presentation" style:parent-style-name="Standard-backgroundobjects">
      <style:graphic-properties svg:stroke-width="0.053cm" svg:stroke-color="#c1121f" draw:marker-start-width="0.279cm" draw:marker-end-width="0.279cm" draw:fill="none" draw:textarea-vertical-align="middle" draw:auto-grow-height="false" fo:min-height="15.748cm" fo:min-width="11.948cm" fo:padding-top="0.026cm" fo:padding-bottom="0.026cm" fo:padding-left="0.026cm" fo:padding-right="0.026cm"/>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ffffff" loext:opacity="100%" style:font-name="Open Sans1" fo:font-size="14pt" fo:font-style="italic" fo:font-weight="normal" style:font-size-asian="14pt" style:font-style-asian="italic" style:font-weight-asian="normal" style:font-size-complex="14pt" style:font-style-complex="italic" style:font-weight-complex="normal"/>
    </style:style>
    <style:style style:name="MP7" style:family="paragraph">
      <loext:graphic-properties draw:fill-color="#c1121f"/>
      <style:paragraph-properties fo:text-align="center" style:writing-mode="lr-tb"/>
      <style:text-properties fo:color="#ffffff" loext:opacity="100%" style:font-name="Open Sans1" fo:font-size="14pt" fo:font-style="italic" fo:font-weight="normal" style:font-size-asian="14pt" style:font-style-asian="italic" style:font-weight-asian="normal" style:font-size-complex="14pt" style:font-style-complex="italic" style:font-weight-complex="normal"/>
    </style:style>
    <style:style style:name="MP8" style:family="paragraph">
      <loext:graphic-properties draw:fill="none"/>
      <style:paragraph-properties fo:text-align="center"/>
    </style:style>
    <style:style style:name="MP9" style:family="paragraph">
      <loext:graphic-properties draw:fill="gradient" draw:fill-gradient-name="Gradient_20_8" draw:gradient-step-count="0"/>
      <style:paragraph-properties fo:text-align="center"/>
    </style:style>
    <style:style style:name="MP10" style:family="paragraph">
      <loext:graphic-properties draw:fill="solid" draw:fill-color="#808080" draw:gradient-step-count="0" draw:opacity="100%"/>
      <style:paragraph-properties fo:text-align="center"/>
    </style:style>
    <style:style style:name="MP11" style:family="paragraph">
      <loext:graphic-properties draw:fill="solid" draw:fill-color="#eeeeee"/>
      <style:paragraph-properties fo:text-align="center"/>
    </style:style>
    <style:style style:name="MP12" style:family="paragraph">
      <loext:graphic-properties draw:fill="solid" draw:fill-color="#808080" draw:opacity="100%"/>
      <style:paragraph-properties fo:text-align="center"/>
    </style:style>
    <style:style style:name="MP13" style:family="paragraph">
      <loext:graphic-properties draw:fill="solid" draw:fill-color="#cccccc"/>
      <style:paragraph-properties fo:text-align="center"/>
    </style:style>
    <style:style style:name="MP14" style:family="paragraph">
      <loext:graphic-properties draw:fill="solid" draw:fill-color="#b2b2b2"/>
      <style:paragraph-properties fo:text-align="center"/>
    </style:style>
    <style:style style:name="MP15" style:family="paragraph">
      <loext:graphic-properties draw:fill="solid" draw:fill-color="#999999"/>
      <style:paragraph-properties fo:text-align="center"/>
    </style:style>
    <style:style style:name="MP16" style:family="paragraph">
      <loext:graphic-properties draw:fill="solid" draw:fill-color="#ffffff"/>
      <style:paragraph-properties fo:line-height="115%" fo:text-align="center"/>
    </style:style>
    <style:style style:name="MP17" style:family="paragraph">
      <loext:graphic-properties draw:fill="solid" draw:fill-color="#002377"/>
      <style:paragraph-properties fo:line-height="115%" fo:text-align="center"/>
    </style:style>
    <style:style style:name="MP18" style:family="paragraph">
      <loext:graphic-properties draw:fill="solid" draw:fill-color="#c1121f"/>
      <style:paragraph-properties fo:line-height="115%" fo:text-align="center"/>
    </style:style>
    <style:style style:name="MP19" style:family="paragraph">
      <loext:graphic-properties draw:fill="solid" draw:fill-color="#ffffff" draw:opacity="100%"/>
      <style:paragraph-properties fo:line-height="115%" fo:text-align="center"/>
    </style:style>
    <style:style style:name="MP20" style:family="paragraph">
      <loext:graphic-properties draw:fill="solid" draw:fill-color="#c1121f" draw:opacity="100%"/>
      <style:paragraph-properties fo:line-height="115%" fo:text-align="center"/>
    </style:style>
    <style:style style:name="MP21" style:family="paragraph">
      <loext:graphic-properties draw:fill="solid" draw:fill-color="#002377" draw:opacity="100%"/>
      <style:paragraph-properties fo:line-height="115%" fo:text-align="center"/>
    </style:style>
    <style:style style:name="MP22" style:family="paragraph">
      <loext:graphic-properties draw:fill="solid" draw:fill-color="#002377"/>
      <style:paragraph-properties fo:text-align="center"/>
    </style:style>
    <style:style style:name="MP23" style:family="paragraph">
      <loext:graphic-properties draw:fill="solid" draw:fill-color="#ffffff"/>
      <style:paragraph-properties fo:text-align="center"/>
    </style:style>
    <style:style style:name="MP24" style:family="paragraph">
      <loext:graphic-properties draw:fill="solid" draw:fill-color="#c1121f"/>
      <style:paragraph-properties fo:text-align="center"/>
    </style:style>
    <style:style style:name="MP25" style:family="paragraph">
      <loext:graphic-properties draw:fill="solid" draw:fill-color="#ffffff" draw:opacity="100%"/>
      <style:paragraph-properties fo:text-align="center"/>
    </style:style>
    <style:style style:name="MP26" style:family="paragraph">
      <loext:graphic-properties draw:fill="gradient" draw:fill-gradient-name="Gradient_20_11"/>
      <style:paragraph-properties fo:text-align="center"/>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style:font-name="Magneto" fo:font-size="20pt" fo:language="en" fo:country="US" fo:font-weight="normal" style:font-size-asian="20pt" style:font-size-complex="20pt"/>
    </style:style>
    <style:style style:name="MP29" style:family="paragraph">
      <style:paragraph-properties fo:text-align="end"/>
    </style:style>
    <style:style style:name="MP30" style:family="paragraph">
      <loext:graphic-properties draw:fill="none" draw:fill-color="#ffffff"/>
      <style:paragraph-properties fo:text-align="end" style:writing-mode="lr-tb"/>
      <style:text-properties fo:font-size="14pt" fo:font-weight="bold" style:font-size-asian="14pt" style:font-weight-asian="bold" style:font-size-complex="14pt" style:font-weight-complex="bold"/>
    </style:style>
    <style:style style:name="M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2" style:family="paragraph">
      <loext:graphic-properties draw:fill="none" draw:fill-color="#ffffff"/>
      <style:paragraph-properties fo:text-align="end" style:writing-mode="lr-tb"/>
      <style:text-properties fo:color="#7e7e7e" loext:opacity="100%" style:font-name="Open Sans1" fo:font-size="14pt" fo:font-weight="normal" style:font-size-asian="14pt" style:font-weight-asian="normal" style:font-size-complex="14pt" style:font-weight-complex="normal"/>
    </style:style>
    <style:style style:name="MP33" style:family="paragraph">
      <style:paragraph-properties fo:text-align="start"/>
    </style:style>
    <style:style style:name="MP34" style:family="paragraph">
      <loext:graphic-properties draw:fill="none" draw:fill-color="#ffffff"/>
      <style:paragraph-properties fo:text-align="start" style:writing-mode="lr-tb"/>
      <style:text-properties fo:color="#7e7e7e" loext:opacity="100%" style:font-name="OpenSymbol4"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ffffff" loext:opacity="100%" style:font-name="Open Sans1" fo:font-size="14pt" fo:font-style="italic" fo:font-weight="normal" style:font-size-asian="14pt" style:font-style-asian="italic" style:font-weight-asian="normal" style:font-size-complex="14pt" style:font-style-complex="italic" style:font-weight-complex="normal"/>
    </style:style>
    <style:style style:name="MT3" style:family="text">
      <style:text-properties style:font-name="Magneto" fo:font-size="20pt" fo:language="en" fo:country="US" fo:font-weight="normal" style:font-size-asian="20pt" style:font-size-complex="20pt"/>
    </style:style>
    <style:style style:name="MT4" style:family="text">
      <style:text-properties style:font-name="Open Sans1" fo:font-size="14pt" fo:language="en" fo:country="GB" fo:font-weight="bold" style:font-size-asian="14pt" style:font-weight-asian="bold" style:font-size-complex="14pt" style:font-weight-complex="bold"/>
    </style:style>
    <style:style style:name="MT5" style:family="text">
      <style:text-properties fo:color="#7e7e7e" loext:opacity="100%" style:font-name="Open Sans1" fo:font-size="14pt" fo:font-weight="normal" style:font-size-asian="14pt" style:font-weight-asian="normal" style:font-size-complex="14pt" style:font-weight-complex="normal"/>
    </style:style>
    <style:style style:name="MT6" style:family="text">
      <style:text-properties fo:font-variant="normal" fo:text-transform="none" fo:color="#7e7e7e" loext:opacity="100%" style:text-outline="false" style:text-line-through-style="none" style:text-line-through-type="none" style:font-name="OpenSymbol6" fo:font-size="14pt" fo:font-style="normal" fo:text-shadow="none" style:text-underline-style="none" fo:font-weight="bold" style:letter-kerning="true" style:font-name-asian="OpenSymbol6" style:font-size-asian="14pt" style:font-style-asian="normal" style:font-weight-asian="bold" style:font-name-complex="OpenSymbol6" style:font-size-complex="14pt" style:font-style-complex="normal" style:font-weight-complex="bold" style:text-emphasize="none" style:font-relief="none" style:text-overline-style="none" style:text-overline-color="font-color"/>
    </style:style>
    <style:style style:name="MT7" style:family="text">
      <style:text-properties fo:color="#7e7e7e" loext:opacity="100%" style:font-name="OpenSymbol4"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6" fo:color="#c1121f" fo:font-size="100%"/>
      </text:list-level-style-bullet>
      <text:list-level-style-bullet text:level="9" text:bullet-char="">
        <style:list-level-properties text:space-before="10.2cm" text:min-label-width="0.6cm"/>
        <style:text-properties style:font-name="OpenSymbol6" fo:color="#c1121f" fo:font-size="100%"/>
      </text:list-level-style-bullet>
      <text:list-level-style-bullet text:level="10" text:bullet-char="">
        <style:list-level-properties text:space-before="11.4cm" text:min-label-width="0.6cm"/>
        <style:text-properties style:font-name="OpenSymbol6" fo:color="#c1121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12cm" svg:height="15.8cm" svg:x="2cm" svg:y="3.6cm" presentation:class="title" presentation:placeholder="true">
        <draw:text-box/>
      </draw:frame>
      <draw:frame presentation:style-name="Mpr1" draw:text-style-name="MP5" draw:layer="backgroundobjects" svg:width="11.999cm" svg:height="15.6cm" svg:x="14.6cm" svg:y="3.6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custom-shape presentation:style-name="Mpr2" draw:text-style-name="MP7" draw:layer="backgroundobjects" svg:width="3.2cm" svg:height="0.8cm" draw:transform="rotate (1.5707963267949) translate (1.2cm 6.8cm)">
        <text:p text:style-name="MP6"><text:span text:style-name="MT2">Origi</text:span><text:span text:style-name="MT2">nal </text:span><text:span text:style-name="MT2">text</text:span></text:p>
        <draw:enhanced-geometry svg:viewBox="0 0 21600 21600" draw:type="rectangle" draw:enhanced-path="M 0 0 L 21600 0 21600 21600 0 21600 0 0 Z N"/>
      </draw:custom-shape>
      <draw:custom-shape presentation:style-name="Mpr3" draw:text-style-name="MP8" draw:layer="backgroundobjects" svg:width="23.2cm" svg:height="0.8cm" svg:x="2cm" svg:y="19.8cm">
        <text:p/>
        <draw:enhanced-geometry svg:viewBox="0 0 21600 21600" draw:type="rectangle" draw:enhanced-path="M 0 0 L 21600 0 21600 21600 0 21600 0 0 Z N"/>
      </draw:custom-shape>
      <draw:custom-shape presentation:style-name="Mpr4" draw:text-style-name="MP8" draw:layer="backgroundobjects" svg:width="12cm" svg:height="15.8cm" svg:x="2cm" svg:y="3.6cm">
        <text:p/>
        <draw:enhanced-geometry svg:viewBox="0 0 21600 21600" draw:type="rectangle" draw:enhanced-path="M 0 0 L 21600 0 21600 21600 0 21600 0 0 Z N"/>
      </draw:custom-shape>
      <draw:g>
        <draw:g>
          <draw:g>
            <draw:path draw:style-name="Mgr3" draw:text-style-name="MP9" draw:layer="backgroundobjects" svg:width="3.099cm" svg:height="2cm" svg:x="3.301cm" svg:y="0.984cm" svg:viewBox="0 0 3100 2001" svg:d="M2966 2001h-1787l-1072-571c-36-143-107-283-107-429s71-286 107-429l1072-572h1787c465 0-464 2001 0 2001z">
              <text:p/>
            </draw:path>
            <draw:path draw:style-name="Mgr4" draw:text-style-name="MP10" draw:layer="backgroundobjects" svg:width="3.128cm" svg:height="2.029cm" svg:x="3.286cm" svg:y="0.969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
              <text:p/>
            </draw:path>
          </draw:g>
          <draw:g>
            <draw:path draw:style-name="Mgr5" draw:text-style-name="MP11" draw:layer="backgroundobjects" svg:width="2.633cm" svg:height="0.45cm" svg:x="3.312cm" svg:y="1.426cm" svg:viewBox="0 0 2634 451" svg:d="M0 451h2634c-108-215-386-554-782-421-585 197-1243 279-1815 279-16 57-28 100-37 142z">
              <text:p/>
            </draw:path>
            <draw:path draw:style-name="Mgr6" draw:text-style-name="MP12" draw:layer="backgroundobjects" svg:width="2.662cm" svg:height="0.479cm" svg:x="3.297cm" svg:y="1.412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
              <text:p/>
            </draw:path>
          </draw:g>
          <draw:g>
            <draw:path draw:style-name="Mgr7" draw:text-style-name="MP13" draw:layer="backgroundobjects" svg:width="2.702cm" svg:height="0.749cm" svg:x="3.35cm" svg:y="0.984cm" svg:viewBox="0 0 2703 750" svg:d="M1130 0h1573c-465 432-1589 753-2703 750 15-60 39-119 58-178z">
              <text:p/>
            </draw:path>
            <draw:path draw:style-name="Mgr6" draw:text-style-name="MP12" draw:layer="backgroundobjects" svg:width="2.731cm" svg:height="0.778cm" svg:x="3.335cm" svg:y="0.969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
              <text:p/>
            </draw:path>
          </draw:g>
          <draw:g>
            <draw:path draw:style-name="Mgr8" draw:text-style-name="MP14" draw:layer="backgroundobjects" svg:width="1.137cm" svg:height="0.213cm" svg:x="3.301cm" svg:y="1.877cm" svg:viewBox="0 0 1138 214" svg:d="M1138 0v214h-1126c-4-35-12-70-12-107s7-71 11-107z">
              <text:p/>
            </draw:path>
            <draw:path draw:style-name="Mgr6" draw:text-style-name="MP12" draw:layer="backgroundobjects" svg:width="1.166cm" svg:height="0.242cm" svg:x="3.286cm" svg:y="1.863cm" svg:viewBox="0 0 1167 243" svg:d="M1160 2c2 1 4 3 5 5 1 3 2 5 2 7v215c0 3-1 5-2 7s-3 4-5 5c-3 2-5 2-8 2h-1125c-3 0-5 0-8-2-2-1-4-3-5-5s-2-3-2-5c-4-37-12-72-12-109 0-38 7-73 11-109 0-2 1-4 2-6s3-4 5-5c3-1 5-2 8-2h1126c3 0 5 1 8 2zM29 122c0 32 6 62 10 92h1099v-185h-1100c-3 31-9 61-9 93z">
              <text:p/>
            </draw:path>
          </draw:g>
          <draw:g>
            <draw:path draw:style-name="Mgr9" draw:text-style-name="MP15" draw:layer="backgroundobjects" svg:width="0.245cm" svg:height="1cm" svg:x="6.138cm" svg:y="1.984cm" svg:viewBox="0 0 246 1001" svg:d="M129 0c-72 322-250 1001 0 1001s24-989 0-1001z">
              <text:p/>
            </draw:path>
            <draw:path draw:style-name="Mgr6" draw:text-style-name="MP12" draw:layer="backgroundobjects" svg:width="0.273cm" svg:height="1.029cm" svg:x="6.124cm" svg:y="1.97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
              <text:p/>
            </draw:path>
          </draw:g>
          <draw:g>
            <draw:path draw:style-name="Mgr5" draw:text-style-name="MP11" draw:layer="backgroundobjects" svg:width="2.633cm" svg:height="0.45cm" svg:x="3.312cm" svg:y="2.092cm" svg:viewBox="0 0 2634 451" svg:d="M0 0h2634c-108 214-386 554-782 421-585-197-1243-279-1815-279-16-57-28-100-37-142z">
              <text:p/>
            </draw:path>
            <draw:path draw:style-name="Mgr6" draw:text-style-name="MP12" draw:layer="backgroundobjects" svg:width="2.662cm" svg:height="0.479cm" svg:x="3.298cm" svg:y="2.077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
              <text:p/>
            </draw:path>
          </draw:g>
          <draw:g>
            <draw:path draw:style-name="Mgr7" draw:text-style-name="MP13" draw:layer="backgroundobjects" svg:width="2.702cm" svg:height="0.749cm" svg:x="3.35cm" svg:y="2.235cm" svg:viewBox="0 0 2703 750" svg:d="M1130 750h1573c-465-432-1589-752-2703-750 15 60 39 119 58 178z">
              <text:p/>
            </draw:path>
            <draw:path draw:style-name="Mgr6" draw:text-style-name="MP12" draw:layer="backgroundobjects" svg:width="2.731cm" svg:height="0.778cm" svg:x="3.336cm" svg:y="2.22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
              <text:p/>
            </draw:path>
          </draw:g>
        </draw:g>
        <draw:g>
          <draw:g>
            <draw:polygon draw:style-name="Mgr10" draw:text-style-name="MP16" draw:layer="backgroundobjects" svg:width="0.312cm" svg:height="0.499cm" svg:x="4.187cm" svg:y="2.245cm" svg:viewBox="0 0 313 500" draw:points="227,500 0,500 86,0 313,0 298,87 156,87 137,197 270,197 255,284 122,284 100,413 242,413">
              <text:p/>
            </draw:polygon>
            <draw:path draw:style-name="Mgr10" draw:text-style-name="MP16" draw:layer="backgroundobjects" svg:width="0.304cm" svg:height="0.389cm" svg:x="4.49cm" svg:y="2.355cm" svg:viewBox="0 0 305 390" svg:d="M261 390h-83l38-224c3-15 4-29 4-40 0-28-10-43-30-43-17 0-32 13-46 40-14 26-25 62-33 108l-27 159h-84l66-383h64l-6 71h2c27-52 60-78 98-78 26 0 46 10 60 29s21 46 21 81c0 17-3 37-7 62z">
              <text:p/>
            </draw:path>
            <draw:path draw:style-name="Mgr10" draw:text-style-name="MP16" draw:layer="backgroundobjects" svg:width="0.36cm" svg:height="0.557cm" svg:x="4.791cm" svg:y="2.355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0" draw:text-style-name="MP16" draw:layer="backgroundobjects" svg:width="0.174cm" svg:height="0.532cm" svg:x="5.14cm" svg:y="2.212cm" svg:viewBox="0 0 175 533" draw:points="84,533 0,533 92,0 175,0">
              <text:p/>
            </draw:polygon>
            <draw:path draw:style-name="Mgr10" draw:text-style-name="MP16" draw:layer="backgroundobjects" svg:width="0.17cm" svg:height="0.532cm" svg:x="5.309cm" svg:y="2.212cm" svg:viewBox="0 0 171 533" svg:d="M79 60c0-20 5-35 13-45 9-10 22-15 38-15 13 0 24 4 31 11s10 17 10 30c0 18-4 33-12 44-8 12-21 17-38 17-28 0-42-14-42-42zM84 533h-84l66-383h83z">
              <text:p/>
            </draw:path>
            <draw:path draw:style-name="Mgr10" draw:text-style-name="MP16" draw:layer="backgroundobjects" svg:width="0.25cm" svg:height="0.396cm" svg:x="5.474cm" svg:y="2.355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0" draw:text-style-name="MP16" draw:layer="backgroundobjects" svg:width="0.304cm" svg:height="0.532cm" svg:x="5.748cm" svg:y="2.212cm" svg:viewBox="0 0 305 533" svg:d="M261 533h-83l38-224c3-16 4-29 4-41 0-28-10-42-30-42-17 0-32 13-46 39s-25 62-33 109l-27 159h-84l92-533h83c-7 41-12 73-16 95s-12 57-24 106h2c11-18 24-32 38-42 14-11 31-16 49-16 26 0 46 9 60 28s21 46 21 82c0 17-3 37-7 62z">
              <text:p/>
            </draw:path>
          </draw:g>
          <draw:g>
            <draw:polygon draw:style-name="Mgr11" draw:text-style-name="MP17" draw:layer="backgroundobjects" svg:width="0.312cm" svg:height="0.499cm" svg:x="4.151cm" svg:y="2.221cm" svg:viewBox="0 0 313 500" draw:points="227,500 0,500 86,0 313,0 298,87 156,87 137,197 270,197 255,284 122,284 100,413 242,413">
              <text:p/>
            </draw:polygon>
            <draw:path draw:style-name="Mgr12" draw:text-style-name="MP18" draw:layer="backgroundobjects" svg:width="0.304cm" svg:height="0.389cm" svg:x="4.454cm" svg:y="2.331cm" svg:viewBox="0 0 305 390" svg:d="M261 390h-83l38-224c3-15 4-29 4-40 0-28-10-43-30-43-17 0-32 13-46 40-14 26-25 62-33 108l-27 159h-84l66-383h64l-6 71h2c27-52 60-78 98-78 26 0 46 10 60 29s21 46 21 81c0 17-3 37-7 62z">
              <text:p/>
            </draw:path>
            <draw:path draw:style-name="Mgr11" draw:text-style-name="MP17" draw:layer="backgroundobjects" svg:width="0.36cm" svg:height="0.557cm" svg:x="4.755cm" svg:y="2.331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2" draw:text-style-name="MP18" draw:layer="backgroundobjects" svg:width="0.174cm" svg:height="0.532cm" svg:x="5.104cm" svg:y="2.189cm" svg:viewBox="0 0 175 533" draw:points="84,533 0,533 92,0 175,0">
              <text:p/>
            </draw:polygon>
            <draw:path draw:style-name="Mgr11" draw:text-style-name="MP17" draw:layer="backgroundobjects" svg:width="0.17cm" svg:height="0.532cm" svg:x="5.273cm" svg:y="2.189cm" svg:viewBox="0 0 171 533" svg:d="M79 60c0-20 5-35 13-45 9-10 22-15 38-15 13 0 24 4 31 11s10 17 10 30c0 18-4 33-12 44-8 12-21 17-38 17-28 0-42-14-42-42zM84 533h-84l66-383h83z">
              <text:p/>
            </draw:path>
            <draw:path draw:style-name="Mgr12" draw:text-style-name="MP18" draw:layer="backgroundobjects" svg:width="0.25cm" svg:height="0.396cm" svg:x="5.438cm" svg:y="2.331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1" draw:text-style-name="MP17" draw:layer="backgroundobjects" svg:width="0.304cm" svg:height="0.532cm" svg:x="5.712cm" svg:y="2.189cm" svg:viewBox="0 0 305 533" svg:d="M261 533h-83l38-224c3-16 4-29 4-41 0-28-10-42-30-42-17 0-32 13-46 39s-25 62-33 109l-27 159h-84l92-533h83c-7 41-12 73-16 95s-12 57-24 106h2c11-18 24-32 38-42 14-11 31-16 49-16 26 0 46 9 60 28s21 46 21 82c0 17-3 37-7 62z">
              <text:p/>
            </draw:path>
          </draw:g>
        </draw:g>
        <draw:g>
          <draw:g>
            <draw:polygon draw:style-name="Mgr13" draw:text-style-name="MP19" draw:layer="backgroundobjects" svg:width="0.267cm" svg:height="0.464cm" svg:x="4.008cm" svg:y="1.328cm" svg:viewBox="0 0 268 465" draw:points="102,465 25,465 89,82 0,82 14,0 268,0 255,82 166,82">
              <text:p/>
            </draw:polygon>
            <draw:path draw:style-name="Mgr13" draw:text-style-name="MP19" draw:layer="backgroundobjects" svg:width="0.251cm" svg:height="0.368cm" svg:x="4.262cm" svg:y="1.43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3" draw:text-style-name="MP19" draw:layer="backgroundobjects" svg:width="0.231cm" svg:height="0.368cm" svg:x="4.5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5cm" svg:height="0.494cm" svg:x="4.786cm" svg:y="1.298cm" svg:viewBox="0 0 276 495" svg:d="M237 495h-76l35-208c2-14 4-27 4-38 0-26-9-39-28-39-15 0-29 12-42 36-12 24-22 58-29 101l-25 148h-76l83-495h76c-6 38-12 68-15 88-4 21-11 54-22 99h2c11-17 22-30 35-40s28-15 44-15c24 0 42 9 54 27 13 18 19 43 19 76 0 15-2 34-6 57z">
              <text:p/>
            </draw:path>
            <draw:path draw:style-name="Mgr13" draw:text-style-name="MP19" draw:layer="backgroundobjects" svg:width="0.275cm" svg:height="0.361cm" svg:x="5.097cm" svg:y="1.43cm" svg:viewBox="0 0 276 362" svg:d="M237 362h-76l35-207c2-15 4-28 4-38 0-26-9-39-28-39-15 0-29 12-42 36-12 24-22 58-29 101l-25 147h-76l60-355h58l-6 66h2c24-49 54-73 89-73 24 0 42 9 54 27 13 17 19 43 19 75 0 16-2 35-6 58z">
              <text:p/>
            </draw:path>
            <draw:path draw:style-name="Mgr13" draw:text-style-name="MP19" draw:layer="backgroundobjects" svg:width="0.154cm" svg:height="0.494cm" svg:x="5.409cm" svg:y="1.298cm" svg:viewBox="0 0 155 495" svg:d="M72 56c0-18 4-32 12-42 8-9 19-14 34-14 12 0 21 3 28 10 6 6 9 16 9 28 0 17-3 31-11 41-7 11-19 16-34 16-25 0-38-13-38-39zM76 495h-76l60-356h76z">
              <text:p/>
            </draw:path>
            <draw:path draw:style-name="Mgr13" draw:text-style-name="MP19" draw:layer="backgroundobjects" svg:width="0.231cm" svg:height="0.368cm" svg:x="5.57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4cm" svg:height="0.368cm" svg:x="5.825cm" svg:y="1.43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3" draw:text-style-name="MP19" draw:layer="backgroundobjects" svg:width="0.158cm" svg:height="0.494cm" svg:x="6.118cm" svg:y="1.298cm" svg:viewBox="0 0 159 495" draw:points="76,495 0,495 83,0 159,0">
              <text:p/>
            </draw:polygon>
          </draw:g>
          <draw:g>
            <draw:polygon draw:style-name="Mgr14" draw:text-style-name="MP20" draw:layer="backgroundobjects" svg:width="0.267cm" svg:height="0.464cm" svg:x="3.977cm" svg:y="1.307cm" svg:viewBox="0 0 268 465" draw:points="102,465 25,465 89,82 0,82 14,0 268,0 255,82 166,82">
              <text:p/>
            </draw:polygon>
            <draw:path draw:style-name="Mgr15" draw:text-style-name="MP21" draw:layer="backgroundobjects" svg:width="0.251cm" svg:height="0.368cm" svg:x="4.231cm" svg:y="1.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4" draw:text-style-name="MP20" draw:layer="backgroundobjects" svg:width="0.231cm" svg:height="0.368cm" svg:x="4.519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5cm" svg:height="0.494cm" svg:x="4.755cm" svg:y="1.277cm" svg:viewBox="0 0 276 495" svg:d="M237 495h-76l35-208c2-14 4-27 4-38 0-26-9-39-28-39-15 0-29 12-42 36-12 24-22 58-29 101l-25 148h-76l83-495h76c-6 38-12 68-15 88-4 21-11 54-22 99h2c11-17 22-30 35-40s28-15 44-15c24 0 42 9 54 27 13 18 19 43 19 76 0 15-2 34-6 57z">
              <text:p/>
            </draw:path>
            <draw:path draw:style-name="Mgr14" draw:text-style-name="MP20" draw:layer="backgroundobjects" svg:width="0.275cm" svg:height="0.361cm" svg:x="5.067cm" svg:y="1.41cm" svg:viewBox="0 0 276 362" svg:d="M237 362h-76l35-207c2-15 4-28 4-38 0-26-9-39-28-39-15 0-29 12-42 36-12 24-22 58-29 101l-25 147h-76l60-355h58l-6 66h2c24-49 54-73 89-73 24 0 42 9 54 27 13 17 19 43 19 75 0 16-2 35-6 58z">
              <text:p/>
            </draw:path>
            <draw:path draw:style-name="Mgr15" draw:text-style-name="MP21" draw:layer="backgroundobjects" svg:width="0.154cm" svg:height="0.494cm" svg:x="5.378cm" svg:y="1.277cm" svg:viewBox="0 0 155 495" svg:d="M72 56c0-18 4-32 12-42 8-9 19-14 34-14 12 0 21 3 28 10 6 6 9 16 9 28 0 17-3 31-11 41-7 11-19 16-34 16-25 0-38-13-38-39zM76 495h-76l60-356h76z">
              <text:p/>
            </draw:path>
            <draw:path draw:style-name="Mgr14" draw:text-style-name="MP20" draw:layer="backgroundobjects" svg:width="0.231cm" svg:height="0.368cm" svg:x="5.545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4cm" svg:height="0.368cm" svg:x="5.794cm" svg:y="1.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4" draw:text-style-name="MP20" draw:layer="backgroundobjects" svg:width="0.158cm" svg:height="0.494cm" svg:x="6.087cm" svg:y="1.277cm" svg:viewBox="0 0 159 495" draw:points="76,495 0,495 83,0 159,0">
              <text:p/>
            </draw:polygon>
          </draw:g>
        </draw:g>
        <draw:g>
          <draw:circle draw:style-name="Mgr16" draw:text-style-name="MP22" draw:layer="backgroundobjects" svg:width="2.14cm" svg:height="2.14cm" svg:x="0.908cm" svg:y="0.914cm">
            <text:p/>
          </draw:circle>
          <draw:path draw:style-name="Mgr17" draw:text-style-name="MP23" draw:layer="backgroundobjects" svg:width="2.139cm" svg:height="2.139cm" svg:x="0.908cm" svg:y="0.914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
            <text:p/>
          </draw:path>
          <draw:polygon draw:style-name="Mgr18" draw:text-style-name="MP24" draw:layer="backgroundobjects" svg:width="0.555cm" svg:height="0.06cm" draw:transform="skewX (-0.00244346095279202) rotate (-0.785398163397449) translate (1.29928027681661cm 1.30528027681661cm)" svg:viewBox="0 0 556 61" draw:points="0,0 556,0 511,61 13,13">
            <text:p/>
          </draw:polygon>
          <draw:polygon draw:style-name="Mgr18" draw:text-style-name="MP24" draw:layer="backgroundobjects" svg:width="0.555cm" svg:height="0.06cm" draw:transform="skewX (0.00244346095279202) rotate (2.35619449019234) translate (2.65736233316856cm 2.66336233316856cm)" svg:viewBox="0 0 556 61" draw:points="0,0 556,0 512,61 13,13">
            <text:p/>
          </draw:polygon>
          <draw:polygon draw:style-name="Mgr18" draw:text-style-name="MP24" draw:layer="backgroundobjects" svg:width="0.555cm" svg:height="0.06cm" draw:transform="rotate (0.785398163397448) translate (1.29928027681661cm 2.66336233316856cm)" svg:viewBox="0 0 556 61" draw:points="0,0 556,0 511,61 13,13">
            <text:p/>
          </draw:polygon>
          <draw:polygon draw:style-name="Mgr18" draw:text-style-name="MP24" draw:layer="backgroundobjects" svg:width="0.555cm" svg:height="0.06cm" draw:transform="rotate (-2.35619449019235) translate (2.65700494315373cm 1.30528027681661cm)" svg:viewBox="0 0 556 61" draw:points="0,0 556,0 511,61 13,13">
            <text:p/>
          </draw:polygon>
          <draw:path draw:style-name="Mgr19" draw:text-style-name="MP24" draw:layer="backgroundobjects" svg:width="2.139cm" svg:height="2.139cm" svg:x="0.908cm" svg:y="0.914cm" svg:viewBox="0 0 2140 2140" svg:d="M1267 873l866 64c5 43 7 87 7 133s-2 90-7 133l-866 64-64 866c-43 5-87 7-133 7s-90-2-133-7l-64-866-866-64c-5-43-7-87-7-133s2-90 7-133l866-64 64-866c43-5 87-7 133-7s90 2 133 7z">
            <text:p/>
          </draw:path>
          <draw:path draw:style-name="Mgr20" draw:text-style-name="MP25" draw:layer="backgroundobjects" svg:width="2.168cm" svg:height="2.168cm" svg:x="0.894cm" svg:y="0.9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
            <text:p/>
          </draw:path>
        </draw:g>
      </draw:g>
      <draw:path draw:style-name="Mgr21" draw:text-style-name="MP15" draw:layer="backgroundobjects" svg:width="0.992cm" svg:height="0.304cm" draw:transform="rotate (1.69523830246209) translate (6.76622557271453cm 2.00622620054139cm)" svg:viewBox="0 0 993 305" svg:d="M0 50c269 1 1030-173 992 124-37 298-707 13-992-124z">
        <text:p/>
      </draw:path>
      <draw:path draw:style-name="Mgr22" draw:text-style-name="MP26" draw:layer="backgroundobjects" svg:width="19.906cm" svg:height="1.999cm" svg:x="6.701cm" svg:y="1cm" svg:viewBox="0 0 19907 2000" svg:d="M115 2000c-400 0 400-2000 0-2000 4333 0 15392 0 19792 0 0 667 0 1333 0 2000-4400 0-15459 0-19792 0z">
        <text:p/>
      </draw:path>
      <draw:frame draw:style-name="Mgr23" draw:text-style-name="MP28" draw:layer="backgroundobjects" svg:width="7cm" svg:height="1.85cm" svg:x="8.6cm" svg:y="1cm">
        <draw:text-box>
          <text:p text:style-name="MP27"><text:span text:style-name="MT3">Si</text:span><text:span text:style-name="MT3">mp</text:span><text:span text:style-name="MT3">ly </text:span><text:span text:style-name="MT3">Exp</text:span><text:span text:style-name="MT3">lai</text:span><text:span text:style-name="MT3">ned</text:span></text:p>
        </draw:text-box>
      </draw:frame>
      <draw:frame draw:style-name="Mgr24" draw:text-style-name="MP30" draw:layer="backgroundobjects" svg:width="10.6cm" svg:height="1.347cm" svg:x="15.8cm" svg:y="1.261cm">
        <draw:text-box>
          <text:p text:style-name="MP29"><text:span text:style-name="MT4">DNS: </text:span><text:span text:style-name="MT4">The </text:span><text:span text:style-name="MT4">Inter</text:span><text:span text:style-name="MT4">net's </text:span><text:span text:style-name="MT4">Phon</text:span><text:span text:style-name="MT4">eboo</text:span><text:span text:style-name="MT4">k</text:span></text:p>
        </draw:text-box>
      </draw:frame>
      <draw:frame draw:style-name="Mgr25" draw:text-style-name="MP31" draw:layer="backgroundobjects" svg:width="1.417cm" svg:height="1.153cm" draw:transform="skewX (-0.00174532925199436) rotate (-0.27087509990952) translate (25.707cm 19.4cm)">
        <draw:image xlink:href="Pictures/100000000000024F000001E0911C1AE37F73BA94.jpg" xlink:type="simple" xlink:show="embed" xlink:actuate="onLoad" draw:mime-type="image/jpeg">
          <text:p/>
        </draw:image>
      </draw:frame>
      <draw:frame draw:style-name="Mgr26" draw:text-style-name="MP32" draw:layer="backgroundobjects" svg:width="1.8cm" svg:height="0.8cm" svg:x="22.4cm" svg:y="19.8cm">
        <draw:text-box>
          <text:p text:style-name="MP29"><text:span text:style-name="MT5">Folio</text:span></text:p>
        </draw:text-box>
      </draw:frame>
      <draw:frame draw:style-name="Mgr27" draw:text-style-name="MP34" draw:layer="backgroundobjects" svg:width="1.8cm" svg:height="0.96cm" svg:x="2cm" svg:y="19.8cm">
        <draw:text-box>
          <text:p text:style-name="MP33"><text:span text:style-name="MT6">► </text:span><text:span text:style-name="MT7">§</text:span></text:p>
        </draw:text-box>
      </draw:frame>
      <draw:frame draw:style-name="Mgr28" draw:text-style-name="MP8" draw:layer="backgroundobjects" svg:width="1.705cm" svg:height="1.705cm" svg:x="7.296cm" svg:y="1.146cm">
        <draw:image xlink:href="Pictures/10000200000000B0000000B03FDAC167BEFF00F2.png" xlink:type="simple" xlink:show="embed" xlink:actuate="onLoad" draw:mime-type="image/png">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François, Pascal GIRAULT</meta:initial-creator>
    <meta:creation-date>2017-09-08T14:49:39.463000000</meta:creation-date>
    <dc:date>2021-10-12T22:51:00.784360672</dc:date>
    <meta:editing-duration>PT23H22M34S</meta:editing-duration>
    <meta:editing-cycles>214</meta:editing-cycles>
    <meta:generator>LibreOffice/7.0.6.2$Linux_X86_64 LibreOffice_project/00$Build-2</meta:generator>
    <meta:document-statistic meta:object-count="263"/>
  </office:meta>
</office:document-meta>
</file>